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6.00pt" fo:font-weight="normal" fo:font-family="'Arial Black'" style:font-family-asian="'Arial Black'" style:font-family-complex="'Arial Black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5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6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7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8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9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0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2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3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2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9" style:family="text">
      <style:text-properties fo:font-size="2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0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2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2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3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fo:color="#0000ff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9.00pt" fo:font-weight="bold" fo:font-family="Arial" style:font-family-asian="Arial" style:font-family-complex="Arial" fo:background-color="transparent" fo:color="#999999"/>
    </style:style>
    <style:style style:name="T5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57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58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59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60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61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62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63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6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67" style:family="text">
      <style:text-properties fo:font-size="10.00pt" fo:font-weight="normal" fo:font-family="Arial" style:font-family-asian="Arial" style:font-family-complex="Arial" fo:background-color="transparent" style:use-window-font-color="true" fo:font-variant="small-caps"/>
    </style:style>
    <style:style style:name="T6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6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70" style:family="text">
      <style:text-properties fo:font-size="10.00pt" fo:font-weight="normal" fo:font-family="Arial" style:font-family-asian="Arial" style:font-family-complex="Arial" fo:background-color="transparent" style:use-window-font-color="true" fo:font-variant="small-caps"/>
    </style:style>
    <style:style style:name="T7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7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7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76" style:family="text">
      <style:text-properties fo:font-size="10.00pt" fo:font-weight="normal" fo:font-family="Arial" style:font-family-asian="Arial" style:font-family-complex="Arial" fo:background-color="transparent" style:use-window-font-color="true" fo:font-variant="small-caps"/>
    </style:style>
    <style:style style:name="T7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7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 fo:font-variant="small-caps"/>
    </style:style>
    <style:style style:name="T8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8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8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85" style:family="text">
      <style:text-properties fo:font-size="10.00pt" fo:font-weight="normal" fo:font-family="Arial" style:font-family-asian="Arial" style:font-family-complex="Arial" fo:background-color="transparent" style:use-window-font-color="true" fo:font-variant="small-caps"/>
    </style:style>
    <style:style style:name="T8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8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88" style:family="text">
      <style:text-properties fo:font-size="10.00pt" fo:font-weight="normal" fo:font-family="Arial" style:font-family-asian="Arial" style:font-family-complex="Arial" fo:background-color="transparent" style:use-window-font-color="true" fo:font-variant="small-caps"/>
    </style:style>
    <style:style style:name="T8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9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9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94" style:family="text">
      <style:text-properties fo:font-size="10.00pt" fo:font-weight="normal" fo:font-family="Arial" style:font-family-asian="Arial" style:font-family-complex="Arial" fo:background-color="transparent" style:use-window-font-color="true" fo:font-variant="small-caps"/>
    </style:style>
    <style:style style:name="T9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9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97" style:family="text">
      <style:text-properties fo:font-size="10.00pt" fo:font-weight="normal" fo:font-family="Arial" style:font-family-asian="Arial" style:font-family-complex="Arial" fo:background-color="transparent" style:use-window-font-color="true" fo:font-variant="small-caps"/>
    </style:style>
    <style:style style:name="T9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9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0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03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0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0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0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09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1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1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14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15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116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17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18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119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20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12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124" style:family="text">
      <style:text-properties fo:font-size="10.00pt" fo:font-weight="normal" fo:font-family="Arial" style:font-family-asian="Arial" style:font-family-complex="Arial" fo:background-color="transparent" style:use-window-font-color="true" fo:font-variant="small-caps"/>
    </style:style>
    <style:style style:name="T12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12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127" style:family="text">
      <style:text-properties fo:font-size="10.00pt" fo:font-weight="normal" fo:font-family="Arial" style:font-family-asian="Arial" style:font-family-complex="Arial" fo:background-color="transparent" style:use-window-font-color="true" fo:font-variant="small-caps"/>
    </style:style>
    <style:style style:name="T12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12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32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33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134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35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36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137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38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41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42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143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44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45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146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47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5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5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52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5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5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55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5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5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5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5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6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6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6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6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6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6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66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6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6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7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7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7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7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7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7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7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7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79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8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8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18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185" style:family="text">
      <style:text-properties fo:font-size="10.00pt" fo:font-weight="normal" fo:font-family="Arial" style:font-family-asian="Arial" style:font-family-complex="Arial" fo:background-color="transparent" style:use-window-font-color="true" fo:font-variant="small-caps"/>
    </style:style>
    <style:style style:name="T18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18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188" style:family="text">
      <style:text-properties fo:font-size="10.00pt" fo:font-weight="normal" fo:font-family="Arial" style:font-family-asian="Arial" style:font-family-complex="Arial" fo:background-color="transparent" style:use-window-font-color="true" fo:font-variant="small-caps"/>
    </style:style>
    <style:style style:name="T18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19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variant="small-caps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93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94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195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96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97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198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199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0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0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0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0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0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0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0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0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1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1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1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1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14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1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1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1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2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2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2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2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2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25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2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2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30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31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232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33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34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235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36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3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4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4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4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4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4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4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4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4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4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4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5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51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5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5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56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57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258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59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60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261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62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6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6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6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6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6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7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7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7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7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7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7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7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77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27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7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font-style="italic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82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83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284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85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86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287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88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91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92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293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94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95" style:family="text">
      <style:text-properties fo:font-size="10.00pt" fo:font-weight="bold" fo:font-family="Arial" style:font-family-asian="Arial" style:font-family-complex="Arial" fo:background-color="transparent" style:use-window-font-color="true" fo:text-transform="uppercase"/>
    </style:style>
    <style:style style:name="T296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97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fo:text-transform="uppercas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4.00pt" fo:font-weight="bold" fo:font-family="Arial" style:font-family-asian="Arial" style:font-family-complex="Arial" fo:background-color="#f2f2f2" style:use-window-font-color="true"/>
    </style:style>
    <style:style style:name="T300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30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2" style:family="text">
      <style:text-properties fo:font-size="11.00pt" fo:font-weight="normal" fo:font-family="Arial" style:font-family-asian="Arial" style:font-family-complex="Arial" fo:background-color="transparent" fo:color="#0000ff"/>
    </style:style>
    <style:style style:name="T30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4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305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306" style:family="text">
      <style:text-properties fo:font-size="11.00pt" fo:font-weight="normal" fo:font-family="Arial" style:font-family-asian="Arial" style:font-family-complex="Arial" fo:background-color="transparent" fo:color="#0000ff"/>
    </style:style>
    <style:style style:name="T307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30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10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311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3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7" style:family="text">
      <style:text-properties fo:font-size="14.00pt" fo:font-weight="bold" fo:font-family="Arial" style:font-family-asian="Arial" style:font-family-complex="Arial" fo:background-color="#f2f2f2" style:use-window-font-color="true"/>
    </style:style>
    <style:style style:name="T3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9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3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4.00pt" fo:font-weight="bold" fo:font-family="Arial" style:font-family-asian="Arial" style:font-family-complex="Arial" fo:background-color="#f2f2f2" style:use-window-font-color="true"/>
    </style:style>
    <style:style style:name="T3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3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4.00pt" fo:font-weight="bold" fo:font-family="Arial" style:font-family-asian="Arial" style:font-family-complex="Arial" fo:background-color="#f2f2f2" style:use-window-font-color="true"/>
    </style:style>
    <style:style style:name="T354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355" style:family="text">
      <style:text-properties fo:font-size="11.00pt" fo:font-weight="normal" fo:font-family="Arial" style:font-family-asian="Arial" style:font-family-complex="Arial" fo:background-color="transparent" fo:color="#000000" fo:font-style="italic"/>
    </style:style>
    <style:style style:name="T35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57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358" style:family="text">
      <style:text-properties fo:font-size="11.00pt" fo:font-weight="bold" fo:font-family="Arial" style:font-family-asian="Arial" style:font-family-complex="Arial" fo:background-color="transparent" fo:color="#0000ff" fo:font-style="italic"/>
    </style:style>
    <style:style style:name="T3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0.00pt" fo:font-weight="bold" fo:font-family="Arial" style:font-family-asian="Arial" style:font-family-complex="Arial" fo:background-color="transparent" fo:color="#ff0000" fo:font-style="italic"/>
    </style:style>
    <style:style style:name="T36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63" style:family="text">
      <style:text-properties fo:font-size="11.00pt" fo:font-weight="bold" fo:font-family="Arial" style:font-family-asian="Arial" style:font-family-complex="Arial" fo:background-color="transparent" fo:color="#0000ff" fo:font-style="italic"/>
    </style:style>
    <style:style style:name="T364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365" style:family="text">
      <style:text-properties fo:font-size="11.00pt" fo:font-weight="bold" fo:font-family="Arial" style:font-family-asian="Arial" style:font-family-complex="Arial" fo:background-color="transparent" fo:color="#0000ff" fo:font-style="italic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83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38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386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38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9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2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393" style:family="text">
      <style:text-properties fo:font-size="11.00pt" fo:font-weight="bold" fo:font-family="Arial" style:font-family-asian="Arial" style:font-family-complex="Arial" fo:background-color="transparent" fo:color="#0000ff" fo:font-style="italic"/>
    </style:style>
    <style:style style:name="T394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395" style:family="text">
      <style:text-properties fo:font-size="11.00pt" fo:font-weight="bold" fo:font-family="Arial" style:font-family-asian="Arial" style:font-family-complex="Arial" fo:background-color="transparent" fo:color="#0000ff" fo:font-style="italic"/>
    </style:style>
    <style:style style:name="T396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3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8" style:family="text">
      <style:text-properties fo:font-size="10.00pt" fo:font-weight="normal" fo:font-family="Arial" style:font-family-asian="Arial" style:font-family-complex="Arial" fo:background-color="transparent" fo:color="#ff0000" fo:font-style="italic"/>
    </style:style>
    <style:style style:name="T399" style:family="text">
      <style:text-properties fo:font-size="10.00pt" fo:font-weight="bold" fo:font-family="Arial" style:font-family-asian="Arial" style:font-family-complex="Arial" fo:background-color="transparent" fo:color="#ff0000" fo:font-style="italic"/>
    </style:style>
    <style:style style:name="T400" style:family="text">
      <style:text-properties fo:font-size="10.00pt" fo:font-weight="normal" fo:font-family="Arial" style:font-family-asian="Arial" style:font-family-complex="Arial" fo:background-color="transparent" fo:color="#ff0000" fo:font-style="italic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03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40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07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40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09" style:family="text">
      <style:text-properties fo:font-size="11.00pt" fo:font-weight="bold" fo:font-family="Arial" style:font-family-asian="Arial" style:font-family-complex="Arial" fo:background-color="transparent" fo:color="#0000ff" fo:font-style="italic"/>
    </style:style>
    <style:style style:name="T410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411" style:family="text">
      <style:text-properties fo:font-size="11.00pt" fo:font-weight="bold" fo:font-family="Arial" style:font-family-asian="Arial" style:font-family-complex="Arial" fo:background-color="transparent" fo:color="#0000ff" fo:font-style="italic"/>
    </style:style>
    <style:style style:name="T41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429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430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4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0.00pt" fo:font-weight="normal" fo:font-family="Arial" style:font-family-asian="Arial" style:font-family-complex="Arial" fo:background-color="transparent" fo:color="#0000ff" fo:font-style="italic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0.00pt" fo:font-weight="normal" fo:font-family="Arial" style:font-family-asian="Arial" style:font-family-complex="Arial" fo:background-color="transparent" fo:color="#0000ff" fo:font-style="italic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0.00pt" fo:font-weight="normal" fo:font-family="Arial" style:font-family-asian="Arial" style:font-family-complex="Arial" fo:background-color="transparent" fo:color="#0000ff" fo:font-style="italic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4.00pt" fo:font-weight="bold" fo:font-family="Arial" style:font-family-asian="Arial" style:font-family-complex="Arial" fo:background-color="#f2f2f2" style:use-window-font-color="true"/>
    </style:style>
    <style:style style:name="T446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447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448" style:family="text">
      <style:text-properties fo:font-size="11.00pt" fo:font-weight="bold" fo:font-family="Arial" style:font-family-asian="Arial" style:font-family-complex="Arial" fo:background-color="transparent" fo:color="#0000ff" fo:font-style="italic"/>
    </style:style>
    <style:style style:name="T4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50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451" style:family="text">
      <style:text-properties fo:font-size="10.00pt" fo:font-weight="normal" fo:font-family="Arial" style:font-family-asian="Arial" style:font-family-complex="Arial" fo:background-color="transparent" fo:color="#ff0000" fo:font-style="italic"/>
    </style:style>
    <style:style style:name="T452" style:family="text">
      <style:text-properties fo:font-size="10.00pt" fo:font-weight="bold" fo:font-family="Arial" style:font-family-asian="Arial" style:font-family-complex="Arial" fo:background-color="transparent" fo:color="#ff0000" fo:font-style="italic"/>
    </style:style>
    <style:style style:name="T453" style:family="text">
      <style:text-properties fo:font-size="11.00pt" fo:font-weight="bold" fo:font-family="Arial" style:font-family-asian="Arial" style:font-family-complex="Arial" fo:background-color="transparent" fo:color="#0000ff" fo:font-style="italic"/>
    </style:style>
    <style:style style:name="T454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455" style:family="text">
      <style:text-properties fo:font-size="14.00pt" fo:font-weight="bold" fo:font-family="Arial" style:font-family-asian="Arial" style:font-family-complex="Arial" fo:background-color="#f2f2f2" style:use-window-font-color="true"/>
    </style:style>
    <style:style style:name="T456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457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458" style:family="text">
      <style:text-properties fo:font-size="11.00pt" fo:font-weight="bold" fo:font-family="Arial" style:font-family-asian="Arial" style:font-family-complex="Arial" fo:background-color="transparent" fo:color="#0000ff" fo:font-style="italic"/>
    </style:style>
    <style:style style:name="T45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60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461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4.00pt" fo:font-weight="bold" fo:font-family="Arial" style:font-family-asian="Arial" style:font-family-complex="Arial" fo:background-color="#f2f2f2" style:use-window-font-color="true"/>
    </style:style>
    <style:style style:name="T464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0.00pt" fo:font-weight="normal" fo:font-family="Arial" style:font-family-asian="Arial" style:font-family-complex="Arial" fo:background-color="transparent" fo:color="#ff0000" fo:font-style="italic"/>
    </style:style>
    <style:style style:name="T467" style:family="text">
      <style:text-properties fo:font-size="10.00pt" fo:font-weight="bold" fo:font-family="Arial" style:font-family-asian="Arial" style:font-family-complex="Arial" fo:background-color="transparent" fo:color="#ff0000" fo:font-style="italic"/>
    </style:style>
    <style:style style:name="T468" style:family="text">
      <style:text-properties fo:font-size="11.00pt" fo:font-weight="bold" fo:font-family="Arial" style:font-family-asian="Arial" style:font-family-complex="Arial" fo:background-color="transparent" fo:color="#0000ff" fo:font-style="italic"/>
    </style:style>
    <style:style style:name="T469" style:family="text">
      <style:text-properties fo:font-size="11.00pt" fo:font-weight="normal" fo:font-family="Arial" style:font-family-asian="Arial" style:font-family-complex="Arial" fo:background-color="transparent" fo:color="#0000ff" fo:font-style="italic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4.00pt" fo:font-weight="bold" fo:font-family="Arial" style:font-family-asian="Arial" style:font-family-complex="Arial" fo:background-color="#f2f2f2" style:use-window-font-color="true"/>
    </style:style>
    <style:style style:name="T472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4.00pt" fo:font-weight="bold" fo:font-family="Arial" style:font-family-asian="Arial" style:font-family-complex="Arial" fo:background-color="#f2f2f2" style:use-window-font-color="true"/>
    </style:style>
    <style:style style:name="T4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6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8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8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8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86" style:family="text">
      <style:text-properties fo:font-size="11.00pt" fo:font-weight="bold" fo:font-family="Arial" style:font-family-asian="Arial" style:font-family-complex="Arial" fo:background-color="transparent" fo:color="#ff0000"/>
    </style:style>
    <style:style style:name="T48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90" style:family="text">
      <style:text-properties fo:font-size="11.00pt" fo:font-weight="bold" fo:font-family="Arial" style:font-family-asian="Arial" style:font-family-complex="Arial" fo:background-color="transparent" fo:color="#ff0000"/>
    </style:style>
    <style:style style:name="T49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94" style:family="text">
      <style:text-properties fo:font-size="11.00pt" fo:font-weight="bold" fo:font-family="Arial" style:font-family-asian="Arial" style:font-family-complex="Arial" fo:background-color="transparent" fo:color="#ff0000"/>
    </style:style>
    <style:style style:name="T49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96" style:family="text">
      <style:text-properties fo:font-size="11.00pt" fo:font-weight="bold" fo:font-family="Arial" style:font-family-asian="Arial" style:font-family-complex="Arial" fo:background-color="transparent" fo:color="#ff0000"/>
    </style:style>
    <style:style style:name="T49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0" style:family="text">
      <style:text-properties fo:font-size="11.00pt" fo:font-weight="bold" fo:font-family="Arial" style:font-family-asian="Arial" style:font-family-complex="Arial" fo:background-color="transparent" fo:color="#ff0000"/>
    </style:style>
    <style:style style:name="T50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4" style:family="text">
      <style:text-properties fo:font-size="11.00pt" fo:font-weight="bold" fo:font-family="Arial" style:font-family-asian="Arial" style:font-family-complex="Arial" fo:background-color="transparent" fo:color="#ff0000"/>
    </style:style>
    <style:style style:name="T50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8" style:family="text">
      <style:text-properties fo:font-size="11.00pt" fo:font-weight="bold" fo:font-family="Arial" style:font-family-asian="Arial" style:font-family-complex="Arial" fo:background-color="transparent" fo:color="#ff0000"/>
    </style:style>
    <style:style style:name="T50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12" style:family="text">
      <style:text-properties fo:font-size="11.00pt" fo:font-weight="bold" fo:font-family="Arial" style:font-family-asian="Arial" style:font-family-complex="Arial" fo:background-color="transparent" fo:color="#ff0000"/>
    </style:style>
    <style:style style:name="T5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16" style:family="text">
      <style:text-properties fo:font-size="11.00pt" fo:font-weight="bold" fo:font-family="Arial" style:font-family-asian="Arial" style:font-family-complex="Arial" fo:background-color="transparent" fo:color="#ff0000"/>
    </style:style>
    <style:style style:name="T51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20" style:family="text">
      <style:text-properties fo:font-size="11.00pt" fo:font-weight="bold" fo:font-family="Arial" style:font-family-asian="Arial" style:font-family-complex="Arial" fo:background-color="transparent" fo:color="#ff0000"/>
    </style:style>
    <style:style style:name="T52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24" style:family="text">
      <style:text-properties fo:font-size="11.00pt" fo:font-weight="bold" fo:font-family="Arial" style:font-family-asian="Arial" style:font-family-complex="Arial" fo:background-color="transparent" fo:color="#ff0000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right="-27.00pt" fo:margin-top="18.00pt" fo:margin-bottom="12.00pt">
        <style:tab-stops>
          <style:tab-stop style:position="838818.80pt"/>
        </style:tab-stops>
      </style:paragraph-properties>
    </style:style>
    <style:style style:name="P2" style:family="paragraph">
      <style:paragraph-properties fo:line-height="100.00%" fo:text-align="justify" fo:margin-top="3.00pt" fo:margin-bottom="3.00pt"/>
    </style:style>
    <style:style style:name="P3" style:family="paragraph">
      <style:paragraph-properties fo:line-height="100.00%" fo:text-align="center" fo:margin-top="6.00pt" fo:margin-bottom="3.00p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justify" fo:margin-top="3.00pt" fo:margin-bottom="3.0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justify" fo:margin-top="3.00pt" fo:margin-bottom="3.00pt"/>
    </style:style>
    <style:style style:name="P8" style:family="paragraph">
      <style:paragraph-properties fo:line-height="100.00%" fo:text-align="center" fo:margin-top="3.00pt" fo:margin-bottom="3.00p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justify" fo:margin-top="3.00pt" fo:margin-bottom="3.00pt"/>
    </style:style>
    <style:style style:name="P11" style:family="paragraph">
      <style:paragraph-properties fo:line-height="100.00%" fo:text-align="center" fo:margin-top="3.00pt" fo:margin-bottom="3.00pt"/>
    </style:style>
    <style:style style:name="P12" style:family="paragraph">
      <style:paragraph-properties fo:line-height="100.00%" fo:text-align="left" fo:margin-left="-0.25pt" fo:text-indent="-5.40pt">
        <style:tab-stops>
          <style:tab-stop style:position="153.75pt"/>
          <style:tab-stop style:position="3405.55pt"/>
          <style:tab-stop style:position="421121.90pt" style:type="right"/>
        </style:tab-stops>
      </style:paragraph-properties>
    </style:style>
    <style:style style:name="P13" style:family="paragraph">
      <style:paragraph-properties fo:line-height="100.00%" fo:text-align="center" fo:margin-top="3.00pt" fo:margin-bottom="3.00pt"/>
    </style:style>
    <style:style style:name="P14" style:family="paragraph">
      <style:paragraph-properties fo:line-height="100.00%" fo:text-align="left" fo:margin-left="-0.25pt" fo:text-indent="-5.40pt">
        <style:tab-stops>
          <style:tab-stop style:position="153.75pt"/>
          <style:tab-stop style:position="3405.55pt"/>
          <style:tab-stop style:position="421121.90pt" style:type="right"/>
        </style:tab-stops>
      </style:paragraph-properties>
    </style:style>
    <style:style style:name="P15" style:family="paragraph">
      <style:paragraph-properties fo:line-height="100.00%" fo:text-align="left" fo:margin-left="-0.25pt" fo:text-indent="-5.40pt">
        <style:tab-stops>
          <style:tab-stop style:position="153.75pt"/>
          <style:tab-stop style:position="3405.55pt"/>
          <style:tab-stop style:position="421121.90pt" style:type="right"/>
        </style:tab-stops>
      </style:paragraph-properties>
    </style:style>
    <style:style style:name="P16" style:family="paragraph">
      <style:paragraph-properties fo:line-height="100.00%" fo:text-align="center" fo:margin-top="3.00pt" fo:margin-bottom="3.00pt"/>
    </style:style>
    <style:style style:name="P17" style:family="paragraph">
      <style:paragraph-properties fo:line-height="100.00%" fo:text-align="left" fo:margin-left="-0.25pt" fo:text-indent="-5.40pt">
        <style:tab-stops>
          <style:tab-stop style:position="153.75pt"/>
          <style:tab-stop style:position="3405.55pt"/>
          <style:tab-stop style:position="421121.90pt" style:type="right"/>
        </style:tab-stops>
      </style:paragraph-properties>
    </style:style>
    <style:style style:name="P18" style:family="paragraph">
      <style:paragraph-properties fo:line-height="100.00%" fo:text-align="center" fo:margin-top="3.00pt" fo:margin-bottom="3.00pt"/>
    </style:style>
    <style:style style:name="P19" style:family="paragraph">
      <style:paragraph-properties fo:line-height="100.00%" fo:text-align="left" fo:margin-left="-0.25pt" fo:text-indent="-5.40pt">
        <style:tab-stops>
          <style:tab-stop style:position="153.75pt"/>
          <style:tab-stop style:position="3405.55pt"/>
          <style:tab-stop style:position="421121.90pt" style:type="right"/>
        </style:tab-stops>
      </style:paragraph-properties>
    </style:style>
    <style:style style:name="P20" style:family="paragraph">
      <style:paragraph-properties fo:line-height="100.00%" fo:text-align="center" fo:margin-top="3.00pt" fo:margin-bottom="3.00pt"/>
    </style:style>
    <style:style style:name="P21" style:family="paragraph">
      <style:paragraph-properties fo:line-height="100.00%" fo:text-align="left" fo:margin-left="106.35pt" fo:text-indent="0.00pt" fo:margin-top="3.00pt" fo:margin-bottom="3.00pt"/>
    </style:style>
    <style:style style:name="P22" style:family="paragraph">
      <style:paragraph-properties fo:line-height="100.00%" fo:text-align="justify" fo:margin-left="106.35pt" fo:text-indent="0.00pt" fo:margin-top="3.00pt" fo:margin-bottom="3.00pt"/>
    </style:style>
    <style:style style:name="P23" style:family="paragraph">
      <style:paragraph-properties fo:line-height="100.00%" fo:text-align="left" fo:margin-left="106.35pt" fo:text-indent="0.00pt" fo:margin-top="3.00pt" fo:margin-bottom="3.00pt"/>
    </style:style>
    <style:style style:name="P24" style:family="paragraph">
      <style:paragraph-properties fo:line-height="100.00%" fo:text-align="justify" fo:margin-left="106.35pt" fo:text-indent="0.00pt" fo:margin-top="3.00pt" fo:margin-bottom="3.00pt"/>
    </style:style>
    <style:style style:name="P25" style:family="paragraph">
      <style:paragraph-properties fo:line-height="100.00%" fo:text-align="justify" fo:margin-top="18.00pt" fo:margin-bottom="6.00pt"/>
    </style:style>
    <style:style style:name="P26" style:family="paragraph">
      <style:paragraph-properties fo:line-height="100.00%" fo:text-align="left" fo:margin-top="6.00pt" fo:margin-bottom="6.00pt">
        <style:tab-stops>
          <style:tab-stop style:position="21.30pt"/>
          <style:tab-stop style:position="28.35pt"/>
          <style:tab-stop style:position="453.00pt" style:leader-style="dotted"/>
          <style:tab-stop style:position="453.50pt" style:type="right" style:leader-style="dotted"/>
        </style:tab-stops>
      </style:paragraph-properties>
    </style:style>
    <style:style style:name="P27" style:family="paragraph">
      <style:paragraph-properties fo:line-height="100.00%" fo:text-align="left" fo:margin-left="12.00pt" fo:text-indent="0.00pt">
        <style:tab-stops>
          <style:tab-stop style:position="23.45pt"/>
          <style:tab-stop style:position="441.00pt" style:leader-style="dotted"/>
          <style:tab-stop style:position="441.50pt" style:type="right" style:leader-style="dotted"/>
        </style:tab-stops>
      </style:paragraph-properties>
    </style:style>
    <style:style style:name="P28" style:family="paragraph">
      <style:paragraph-properties fo:line-height="100.00%" fo:text-align="left" fo:margin-left="24.00pt" fo:text-indent="0.00pt">
        <style:tab-stops>
          <style:tab-stop style:position="429.50pt" style:type="right" style:leader-style="dotted"/>
        </style:tab-stops>
      </style:paragraph-properties>
    </style:style>
    <style:style style:name="P29" style:family="paragraph">
      <style:paragraph-properties fo:line-height="100.00%" fo:text-align="left" fo:margin-top="6.00pt" fo:margin-bottom="6.00pt">
        <style:tab-stops>
          <style:tab-stop style:position="21.30pt"/>
          <style:tab-stop style:position="28.35pt"/>
          <style:tab-stop style:position="453.00pt" style:leader-style="dotted"/>
          <style:tab-stop style:position="453.50pt" style:type="right" style:leader-style="dotted"/>
        </style:tab-stops>
      </style:paragraph-properties>
    </style:style>
    <style:style style:name="P30" style:family="paragraph">
      <style:paragraph-properties fo:line-height="100.00%" fo:text-align="left" fo:margin-left="12.00pt" fo:text-indent="0.00pt">
        <style:tab-stops>
          <style:tab-stop style:position="23.45pt"/>
          <style:tab-stop style:position="441.00pt" style:leader-style="dotted"/>
          <style:tab-stop style:position="441.50pt" style:type="right" style:leader-style="dotted"/>
        </style:tab-stops>
      </style:paragraph-properties>
    </style:style>
    <style:style style:name="P31" style:family="paragraph">
      <style:paragraph-properties fo:line-height="100.00%" fo:text-align="left" fo:margin-top="6.00pt" fo:margin-bottom="6.00pt">
        <style:tab-stops>
          <style:tab-stop style:position="21.30pt"/>
          <style:tab-stop style:position="28.35pt"/>
          <style:tab-stop style:position="453.00pt" style:leader-style="dotted"/>
          <style:tab-stop style:position="453.50pt" style:type="right" style:leader-style="dotted"/>
        </style:tab-stops>
      </style:paragraph-properties>
    </style:style>
    <style:style style:name="P32" style:family="paragraph">
      <style:paragraph-properties fo:line-height="100.00%" fo:text-align="left" fo:margin-left="24.00pt" fo:text-indent="0.00pt">
        <style:tab-stops>
          <style:tab-stop style:position="429.50pt" style:type="right" style:leader-style="dotted"/>
        </style:tab-stops>
      </style:paragraph-properties>
    </style:style>
    <style:style style:name="P33" style:family="paragraph">
      <style:paragraph-properties fo:line-height="100.00%" fo:text-align="left" fo:margin-left="12.00pt" fo:text-indent="0.00pt">
        <style:tab-stops>
          <style:tab-stop style:position="23.45pt"/>
          <style:tab-stop style:position="441.00pt" style:leader-style="dotted"/>
          <style:tab-stop style:position="441.50pt" style:type="right" style:leader-style="dotted"/>
        </style:tab-stops>
      </style:paragraph-properties>
    </style:style>
    <style:style style:name="P34" style:family="paragraph">
      <style:paragraph-properties fo:line-height="100.00%" fo:text-align="left" fo:margin-top="6.00pt" fo:margin-bottom="6.00pt">
        <style:tab-stops>
          <style:tab-stop style:position="21.30pt"/>
          <style:tab-stop style:position="28.35pt"/>
          <style:tab-stop style:position="453.00pt" style:leader-style="dotted"/>
          <style:tab-stop style:position="453.50pt" style:type="right" style:leader-style="dotted"/>
        </style:tab-stops>
      </style:paragraph-properties>
    </style:style>
    <style:style style:name="P35" style:family="paragraph">
      <style:paragraph-properties fo:line-height="100.00%" fo:text-align="left" fo:margin-left="24.00pt" fo:text-indent="0.00pt">
        <style:tab-stops>
          <style:tab-stop style:position="429.50pt" style:type="right" style:leader-style="dotted"/>
        </style:tab-stops>
      </style:paragraph-properties>
    </style:style>
    <style:style style:name="P36" style:family="paragraph">
      <style:paragraph-properties fo:line-height="100.00%" fo:text-align="left" fo:margin-top="6.00pt" fo:margin-bottom="6.00pt">
        <style:tab-stops>
          <style:tab-stop style:position="21.30pt"/>
          <style:tab-stop style:position="28.35pt"/>
          <style:tab-stop style:position="453.00pt" style:leader-style="dotted"/>
          <style:tab-stop style:position="453.50pt" style:type="right" style:leader-style="dotted"/>
        </style:tab-stops>
      </style:paragraph-properties>
    </style:style>
    <style:style style:name="P37" style:family="paragraph">
      <style:paragraph-properties fo:line-height="100.00%" fo:text-align="left" fo:margin-left="24.00pt" fo:text-indent="0.00pt">
        <style:tab-stops>
          <style:tab-stop style:position="429.50pt" style:type="right" style:leader-style="dotted"/>
        </style:tab-stops>
      </style:paragraph-properties>
    </style:style>
    <style:style style:name="P38" style:family="paragraph">
      <style:paragraph-properties fo:line-height="100.00%" fo:text-align="left" fo:margin-top="6.00pt" fo:margin-bottom="6.00pt">
        <style:tab-stops>
          <style:tab-stop style:position="21.30pt"/>
          <style:tab-stop style:position="28.35pt"/>
          <style:tab-stop style:position="453.00pt" style:leader-style="dotted"/>
          <style:tab-stop style:position="453.50pt" style:type="right" style:leader-style="dotted"/>
        </style:tab-stops>
      </style:paragraph-properties>
    </style:style>
    <style:style style:name="P39" style:family="paragraph">
      <style:paragraph-properties fo:line-height="100.00%" fo:text-align="left" fo:margin-left="24.00pt" fo:text-indent="0.00pt">
        <style:tab-stops>
          <style:tab-stop style:position="429.50pt" style:type="right" style:leader-style="dotted"/>
        </style:tab-stops>
      </style:paragraph-properties>
    </style:style>
    <style:style style:name="P40" style:family="paragraph">
      <style:paragraph-properties fo:line-height="100.00%" fo:text-align="left" fo:margin-top="6.00pt" fo:margin-bottom="6.00pt">
        <style:tab-stops>
          <style:tab-stop style:position="21.30pt"/>
          <style:tab-stop style:position="28.35pt"/>
          <style:tab-stop style:position="453.00pt" style:leader-style="dotted"/>
          <style:tab-stop style:position="453.50pt" style:type="right" style:leader-style="dotted"/>
        </style:tab-stops>
      </style:paragraph-properties>
    </style:style>
    <style:style style:name="P41" style:family="paragraph">
      <style:paragraph-properties fo:line-height="100.00%" fo:text-align="left" fo:margin-top="6.00pt" fo:margin-bottom="6.00pt">
        <style:tab-stops>
          <style:tab-stop style:position="21.30pt"/>
          <style:tab-stop style:position="24.00pt"/>
          <style:tab-stop style:position="28.35pt"/>
          <style:tab-stop style:position="453.00pt" style:type="right" style:leader-style="dotted"/>
        </style:tab-stops>
      </style:paragraph-properties>
    </style:style>
    <style:style style:name="P42" style:family="paragraph">
      <style:paragraph-properties fo:line-height="100.00%" fo:text-align="justify" fo:margin-top="12.00pt" fo:margin-bottom="6.00pt"/>
    </style:style>
    <style:style style:name="P43" style:family="paragraph">
      <style:paragraph-properties fo:line-height="100.00%" fo:text-align="justify" fo:margin-top="3.00pt" fo:margin-bottom="3.00pt"/>
    </style:style>
    <style:style style:name="P44" style:family="paragraph">
      <style:paragraph-properties fo:line-height="100.00%" fo:text-align="justify" fo:margin-left="0.00pt" fo:text-indent="36.00pt" fo:margin-top="3.00pt" fo:margin-bottom="3.00pt"/>
    </style:style>
    <style:style style:name="P45" style:family="paragraph">
      <style:paragraph-properties fo:line-height="100.00%" fo:text-align="justify" fo:margin-top="12.00pt" fo:margin-bottom="3.00pt"/>
    </style:style>
    <style:style style:name="P46" style:family="paragraph">
      <style:paragraph-properties fo:line-height="100.00%" fo:text-align="justify" fo:margin-left="0.00pt" fo:text-indent="36.00pt" fo:margin-top="3.00pt" fo:margin-bottom="3.00pt"/>
    </style:style>
    <style:style style:name="P47" style:family="paragraph">
      <style:paragraph-properties fo:line-height="100.00%" fo:text-align="justify" fo:margin-top="12.00pt" fo:margin-bottom="3.00pt"/>
    </style:style>
    <style:style style:name="P48" style:family="paragraph">
      <style:paragraph-properties fo:line-height="100.00%" fo:text-align="justify" fo:margin-left="0.00pt" fo:text-indent="36.00pt" fo:margin-top="3.00pt" fo:margin-bottom="3.00pt"/>
    </style:style>
    <style:style style:name="P49" style:family="paragraph">
      <style:paragraph-properties fo:line-height="100.00%" fo:text-align="justify" fo:margin-top="12.00pt" fo:margin-bottom="3.00pt"/>
    </style:style>
    <style:style style:name="P50" style:family="paragraph">
      <style:paragraph-properties fo:line-height="100.00%" fo:text-align="justify" fo:margin-left="0.00pt" fo:text-indent="36.00pt" fo:margin-top="3.00pt" fo:margin-bottom="3.00pt"/>
    </style:style>
    <style:style style:name="P51" style:family="paragraph">
      <style:paragraph-properties fo:line-height="100.00%" fo:text-align="justify" fo:margin-top="12.00pt" fo:margin-bottom="3.00pt"/>
    </style:style>
    <style:style style:name="P52" style:family="paragraph">
      <style:paragraph-properties fo:line-height="100.00%" fo:text-align="justify" fo:margin-top="3.00pt" fo:margin-bottom="3.00pt"/>
    </style:style>
    <text:list-style style:name="L5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3" style:family="paragraph">
      <style:paragraph-properties fo:line-height="100.00%" fo:text-align="justify" fo:margin-left="-18.00pt" fo:text-indent="18.00pt" fo:margin-top="3.00pt" fo:margin-bottom="3.00pt"/>
    </style:style>
    <style:style style:name="P54" style:family="paragraph">
      <style:paragraph-properties fo:line-height="100.00%" fo:text-align="justify" fo:margin-left="21.55pt" fo:text-indent="-21.55pt" fo:margin-top="12.00pt" fo:margin-bottom="6.00pt"/>
    </style:style>
    <style:style style:name="P55" style:family="paragraph">
      <style:paragraph-properties fo:line-height="100.00%" fo:text-align="justify" fo:margin-left="0.00pt" fo:text-indent="21.55pt" fo:margin-top="3.00pt" fo:margin-bottom="3.00pt"/>
    </style:style>
    <style:style style:name="P56" style:family="paragraph">
      <style:paragraph-properties fo:line-height="100.00%" fo:text-align="justify" fo:margin-top="3.00pt" fo:margin-bottom="3.00pt"/>
    </style:style>
    <style:style style:name="P57" style:family="paragraph">
      <style:paragraph-properties fo:line-height="115.00%" fo:text-align="justify"/>
    </style:style>
    <style:style style:name="P58" style:family="paragraph">
      <style:paragraph-properties fo:line-height="100.00%" fo:text-align="justify" fo:margin-left="21.55pt" fo:text-indent="-21.55pt" fo:margin-top="12.00pt" fo:margin-bottom="6.00pt"/>
    </style:style>
    <style:style style:name="P59" style:family="paragraph">
      <style:paragraph-properties fo:line-height="100.00%" fo:text-align="justify" fo:margin-left="0.00pt" fo:text-indent="21.55pt" fo:margin-top="3.00pt" fo:margin-bottom="3.00pt"/>
    </style:style>
    <style:style style:name="P60" style:family="paragraph">
      <style:paragraph-properties fo:line-height="100.00%" fo:text-align="justify" fo:margin-top="3.00pt" fo:margin-bottom="3.00pt"/>
    </style:style>
    <style:style style:name="P61" style:family="paragraph">
      <style:paragraph-properties fo:line-height="100.00%" fo:text-align="left" fo:margin-left="-0.25pt" fo:text-indent="-3.50pt">
        <style:tab-stops>
          <style:tab-stop style:position="229.00pt" style:type="center"/>
          <style:tab-stop style:position="3405.55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-0.25pt" fo:text-indent="-3.50pt">
        <style:tab-stops>
          <style:tab-stop style:position="229.00pt" style:type="center"/>
          <style:tab-stop style:position="3405.55pt"/>
        </style:tab-stops>
      </style:paragraph-properties>
    </style:style>
    <style:style style:name="P64" style:family="paragraph">
      <style:paragraph-properties fo:line-height="100.00%" fo:text-align="left" fo:margin-left="-0.25pt" fo:text-indent="-3.50pt">
        <style:tab-stops>
          <style:tab-stop style:position="229.00pt" style:type="center"/>
          <style:tab-stop style:position="3405.55pt"/>
        </style:tab-stops>
      </style:paragraph-properties>
    </style:style>
    <style:style style:name="P65" style:family="paragraph">
      <style:paragraph-properties fo:line-height="100.00%" fo:text-align="center" fo:margin-left="1.70pt" fo:text-indent="0.00pt"/>
    </style:style>
    <style:style style:name="P66" style:family="paragraph">
      <style:paragraph-properties fo:line-height="100.00%" fo:text-align="left" fo:margin-left="-0.25pt" fo:text-indent="-3.50pt">
        <style:tab-stops>
          <style:tab-stop style:position="229.00pt" style:type="center"/>
          <style:tab-stop style:position="3405.55pt"/>
        </style:tab-stops>
      </style:paragraph-properties>
    </style:style>
    <style:style style:name="P67" style:family="paragraph">
      <style:paragraph-properties fo:line-height="100.00%" fo:text-align="left" fo:margin-left="-0.25pt" fo:text-indent="-3.50pt">
        <style:tab-stops>
          <style:tab-stop style:position="229.00pt" style:type="center"/>
          <style:tab-stop style:position="3405.55pt"/>
        </style:tab-stops>
      </style:paragraph-properties>
    </style:style>
    <style:style style:name="P68" style:family="paragraph">
      <style:paragraph-properties fo:line-height="100.00%" fo:text-align="center" fo:margin-left="1.70pt" fo:text-indent="0.00pt"/>
    </style:style>
    <style:style style:name="P69" style:family="paragraph">
      <style:paragraph-properties fo:line-height="100.00%" fo:text-align="left" fo:margin-left="-0.25pt" fo:text-indent="-3.50pt">
        <style:tab-stops>
          <style:tab-stop style:position="229.00pt" style:type="center"/>
          <style:tab-stop style:position="3405.55pt"/>
        </style:tab-stops>
      </style:paragraph-properties>
    </style:style>
    <style:style style:name="P70" style:family="paragraph">
      <style:paragraph-properties fo:line-height="100.00%" fo:text-align="left" fo:margin-left="-0.25pt" fo:text-indent="-3.50pt">
        <style:tab-stops>
          <style:tab-stop style:position="229.00pt" style:type="center"/>
          <style:tab-stop style:position="3405.55pt"/>
        </style:tab-stops>
      </style:paragraph-properties>
    </style:style>
    <style:style style:name="P71" style:family="paragraph">
      <style:paragraph-properties fo:line-height="100.00%" fo:text-align="center" fo:margin-left="1.70pt" fo:text-indent="0.00pt"/>
    </style:style>
    <style:style style:name="P72" style:family="paragraph">
      <style:paragraph-properties fo:line-height="100.00%" fo:text-align="left" fo:margin-left="-0.25pt" fo:text-indent="-3.50pt">
        <style:tab-stops>
          <style:tab-stop style:position="229.00pt" style:type="center"/>
          <style:tab-stop style:position="3405.55pt"/>
        </style:tab-stops>
      </style:paragraph-properties>
    </style:style>
    <style:style style:name="P73" style:family="paragraph">
      <style:paragraph-properties fo:line-height="100.00%" fo:text-align="justify" fo:margin-left="21.55pt" fo:text-indent="-21.55pt" fo:margin-top="12.00pt" fo:margin-bottom="6.00pt"/>
    </style:style>
    <style:style style:name="P74" style:family="paragraph">
      <style:paragraph-properties fo:line-height="100.00%" fo:text-align="justify" fo:margin-top="3.00pt" fo:margin-bottom="3.00pt"/>
    </style:style>
    <style:style style:name="P75" style:family="paragraph">
      <style:paragraph-properties fo:line-height="100.00%" fo:text-align="left" fo:margin-left="0.00pt" fo:text-indent="36.00pt" fo:margin-bottom="7.00pt"/>
    </style:style>
    <style:style style:name="P76" style:family="paragraph">
      <style:paragraph-properties fo:line-height="100.00%" fo:text-align="left" fo:margin-bottom="7.00pt"/>
    </style:style>
    <style:style style:name="P77" style:family="paragraph">
      <style:paragraph-properties fo:line-height="100.00%" fo:text-align="center" fo:margin-top="12.00pt" fo:margin-bottom="6.00pt"/>
    </style:style>
    <style:style style:name="P78" style:family="paragraph">
      <style:paragraph-properties fo:line-height="100.00%" fo:text-align="justify" fo:margin-left="0.00pt" fo:text-indent="21.55pt" fo:margin-top="3.00pt" fo:margin-bottom="3.00pt"/>
    </style:style>
    <style:style style:name="P79" style:family="paragraph">
      <style:paragraph-properties fo:line-height="100.00%" fo:text-align="center" fo:margin-top="3.00pt" fo:margin-bottom="3.00pt"/>
    </style:style>
    <style:style style:name="P80" style:family="paragraph">
      <style:paragraph-properties fo:line-height="100.00%" fo:text-align="center" fo:margin-top="12.00pt" fo:margin-bottom="6.00pt"/>
    </style:style>
    <style:style style:name="P81" style:family="paragraph">
      <style:paragraph-properties fo:line-height="100.00%" fo:text-align="left" fo:margin-left="17.75pt" fo:text-indent="-3.50pt">
        <style:tab-stops>
          <style:tab-stop style:position="67.00pt"/>
          <style:tab-stop style:position="3387.55pt"/>
          <style:tab-stop style:position="421103.90pt" style:type="right"/>
          <style:tab-stop style:position="-17.75pt"/>
          <style:tab-stop style:position="3.50pt"/>
          <style:tab-stop style:position="3387.55pt"/>
          <style:tab-stop style:position="421103.90pt" style:type="right"/>
        </style:tab-stops>
      </style:paragraph-properties>
    </style:style>
    <style:style style:name="P82" style:family="paragraph">
      <style:paragraph-properties fo:line-height="100.00%" fo:text-align="left" fo:margin-top="3.00pt" fo:margin-bottom="3.00pt"/>
    </style:style>
    <style:style style:name="P83" style:family="paragraph">
      <style:paragraph-properties fo:line-height="100.00%" fo:text-align="center" fo:margin-top="3.00pt" fo:margin-bottom="3.00pt"/>
    </style:style>
    <style:style style:name="P84" style:family="paragraph">
      <style:paragraph-properties fo:line-height="100.00%" fo:text-align="left" fo:margin-top="3.00pt" fo:margin-bottom="3.00pt"/>
    </style:style>
    <style:style style:name="P85" style:family="paragraph">
      <style:paragraph-properties fo:line-height="100.00%" fo:text-align="left" fo:margin-left="17.75pt" fo:text-indent="-3.50pt">
        <style:tab-stops>
          <style:tab-stop style:position="67.00pt"/>
          <style:tab-stop style:position="3387.55pt"/>
          <style:tab-stop style:position="421103.90pt" style:type="right"/>
          <style:tab-stop style:position="-17.75pt"/>
          <style:tab-stop style:position="3.50pt"/>
          <style:tab-stop style:position="3387.55pt"/>
          <style:tab-stop style:position="421103.90pt" style:type="right"/>
        </style:tab-stops>
      </style:paragraph-properties>
    </style:style>
    <style:style style:name="P86" style:family="paragraph">
      <style:paragraph-properties fo:line-height="100.00%" fo:text-align="left" fo:margin-left="17.75pt" fo:text-indent="-3.50pt">
        <style:tab-stops>
          <style:tab-stop style:position="67.00pt"/>
          <style:tab-stop style:position="3387.55pt"/>
        </style:tab-stops>
      </style:paragraph-properties>
    </style:style>
    <style:style style:name="P87" style:family="paragraph">
      <style:paragraph-properties fo:line-height="100.00%" fo:text-align="left" fo:margin-top="3.00pt" fo:margin-bottom="3.00pt"/>
    </style:style>
    <style:style style:name="P88" style:family="paragraph">
      <style:paragraph-properties fo:line-height="100.00%" fo:text-align="left" fo:margin-left="17.75pt" fo:text-indent="-3.50pt">
        <style:tab-stops>
          <style:tab-stop style:position="67.00pt"/>
          <style:tab-stop style:position="3387.55pt"/>
        </style:tab-stops>
      </style:paragraph-properties>
    </style:style>
    <style:style style:name="P89" style:family="paragraph">
      <style:paragraph-properties fo:line-height="100.00%" fo:text-align="justify" fo:margin-left="18.00pt" fo:text-indent="0.00pt" fo:margin-top="3.00pt" fo:margin-bottom="3.00pt"/>
    </style:style>
    <style:style style:name="P90" style:family="paragraph">
      <style:paragraph-properties fo:line-height="100.00%" fo:text-align="justify" fo:margin-left="42.55pt" fo:text-indent="0.00pt" fo:margin-top="3.00pt" fo:margin-bottom="3.00pt"/>
    </style:style>
    <text:list-style style:name="L9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1" style:family="paragraph">
      <style:paragraph-properties fo:line-height="100.00%" fo:text-align="justify" fo:margin-left="-18.00pt" fo:text-indent="18.00pt" fo:margin-top="3.00pt" fo:margin-bottom="3.00pt"/>
    </style:style>
    <style:style style:name="P92" style:family="paragraph">
      <style:paragraph-properties fo:line-height="100.00%" fo:text-align="justify" fo:margin-left="18.00pt" fo:text-indent="0.00pt" fo:margin-top="3.00pt" fo:margin-bottom="3.00pt"/>
    </style:style>
    <style:style style:name="P93" style:family="paragraph">
      <style:paragraph-properties fo:line-height="100.00%" fo:text-align="justify" fo:margin-left="22.50pt" fo:text-indent="0.00pt" fo:margin-top="3.00pt" fo:margin-bottom="3.00pt"/>
    </style:style>
    <style:style style:name="P94" style:family="paragraph">
      <style:paragraph-properties fo:line-height="100.00%" fo:text-align="justify" fo:margin-left="18.00pt" fo:text-indent="0.00pt" fo:margin-top="3.00pt" fo:margin-bottom="3.00pt"/>
    </style:style>
    <style:style style:name="P95" style:family="paragraph">
      <style:paragraph-properties fo:line-height="100.00%" fo:text-align="justify" fo:margin-left="36.00pt" fo:text-indent="0.00pt" fo:margin-top="3.00pt" fo:margin-bottom="3.00pt"/>
    </style:style>
    <style:style style:name="P96" style:family="paragraph">
      <style:paragraph-properties fo:line-height="100.00%" fo:text-align="justify" fo:margin-left="42.55pt" fo:text-indent="0.00pt" fo:margin-top="3.00pt" fo:margin-bottom="3.00pt"/>
    </style:style>
    <text:list-style style:name="L9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7" style:family="paragraph">
      <style:paragraph-properties fo:line-height="100.00%" fo:text-align="justify" fo:margin-left="-18.00pt" fo:text-indent="18.00pt" fo:margin-top="3.00pt" fo:margin-bottom="3.00pt"/>
    </style:style>
    <style:style style:name="P98" style:family="paragraph">
      <style:paragraph-properties fo:line-height="100.00%" fo:text-align="justify" fo:margin-top="3.00pt" fo:margin-bottom="3.00pt"/>
    </style:style>
    <style:style style:name="P99" style:family="paragraph">
      <style:paragraph-properties fo:line-height="100.00%" fo:text-align="left" fo:margin-left="39.60pt" fo:text-indent="0.00pt"/>
    </style:style>
    <style:style style:name="P100" style:family="paragraph">
      <style:paragraph-properties fo:line-height="100.00%" fo:text-align="justify" fo:margin-left="18.00pt" fo:text-indent="0.00pt" fo:margin-top="3.00pt" fo:margin-bottom="3.00pt"/>
    </style:style>
    <style:style style:name="P101" style:family="paragraph">
      <style:paragraph-properties fo:line-height="100.00%" fo:text-align="justify" fo:margin-left="36.00pt" fo:text-indent="0.00pt" fo:margin-top="3.00pt" fo:margin-bottom="3.00pt"/>
    </style:style>
    <style:style style:name="P102" style:family="paragraph">
      <style:paragraph-properties fo:line-height="100.00%" fo:text-align="justify" fo:margin-left="42.55pt" fo:text-indent="0.00pt" fo:margin-top="3.00pt" fo:margin-bottom="3.00pt"/>
    </style:style>
    <style:style style:name="P103" style:family="paragraph">
      <style:paragraph-properties fo:line-height="100.00%" fo:text-align="center" fo:margin-top="12.00pt" fo:margin-bottom="6.00pt"/>
    </style:style>
    <style:style style:name="P104" style:family="paragraph">
      <style:paragraph-properties fo:line-height="100.00%" fo:text-align="left" fo:margin-left="17.75pt" fo:text-indent="-3.50pt">
        <style:tab-stops>
          <style:tab-stop style:position="67.00pt"/>
          <style:tab-stop style:position="3387.55pt"/>
          <style:tab-stop style:position="421103.90pt" style:type="right"/>
          <style:tab-stop style:position="-17.75pt"/>
          <style:tab-stop style:position="3.50pt"/>
          <style:tab-stop style:position="3387.55pt"/>
          <style:tab-stop style:position="421103.90pt" style:type="right"/>
        </style:tab-stops>
      </style:paragraph-properties>
    </style:style>
    <style:style style:name="P105" style:family="paragraph">
      <style:paragraph-properties fo:line-height="100.00%" fo:text-align="left" fo:margin-top="3.00pt" fo:margin-bottom="3.00pt"/>
    </style:style>
    <style:style style:name="P106" style:family="paragraph">
      <style:paragraph-properties fo:line-height="100.00%" fo:text-align="center" fo:margin-top="3.00pt" fo:margin-bottom="3.00pt"/>
    </style:style>
    <style:style style:name="P107" style:family="paragraph">
      <style:paragraph-properties fo:line-height="100.00%" fo:text-align="left" fo:margin-top="3.00pt" fo:margin-bottom="3.00pt"/>
    </style:style>
    <style:style style:name="P108" style:family="paragraph">
      <style:paragraph-properties fo:line-height="100.00%" fo:text-align="left" fo:margin-left="17.75pt" fo:text-indent="-3.50pt">
        <style:tab-stops>
          <style:tab-stop style:position="67.00pt"/>
          <style:tab-stop style:position="3387.55pt"/>
          <style:tab-stop style:position="421103.90pt" style:type="right"/>
          <style:tab-stop style:position="-17.75pt"/>
          <style:tab-stop style:position="3.50pt"/>
          <style:tab-stop style:position="3387.55pt"/>
          <style:tab-stop style:position="421103.90pt" style:type="right"/>
        </style:tab-stops>
      </style:paragraph-properties>
    </style:style>
    <style:style style:name="P109" style:family="paragraph">
      <style:paragraph-properties fo:line-height="100.00%" fo:text-align="left" fo:margin-left="17.75pt" fo:text-indent="-3.50pt">
        <style:tab-stops>
          <style:tab-stop style:position="67.00pt"/>
          <style:tab-stop style:position="3387.55pt"/>
        </style:tab-stops>
      </style:paragraph-properties>
    </style:style>
    <style:style style:name="P110" style:family="paragraph">
      <style:paragraph-properties fo:line-height="100.00%" fo:text-align="left" fo:margin-top="3.00pt" fo:margin-bottom="3.00pt"/>
    </style:style>
    <style:style style:name="P111" style:family="paragraph">
      <style:paragraph-properties fo:line-height="100.00%" fo:text-align="left" fo:margin-left="17.75pt" fo:text-indent="-3.50pt">
        <style:tab-stops>
          <style:tab-stop style:position="67.00pt"/>
          <style:tab-stop style:position="3387.55pt"/>
        </style:tab-stops>
      </style:paragraph-properties>
    </style:style>
    <style:style style:name="P112" style:family="paragraph">
      <style:paragraph-properties fo:line-height="100.00%" fo:text-align="justify" fo:margin-left="42.55pt" fo:text-indent="0.00pt" fo:margin-top="3.00pt" fo:margin-bottom="3.00pt"/>
    </style:style>
    <style:style style:name="P113" style:family="paragraph">
      <style:paragraph-properties fo:line-height="100.00%" fo:text-align="justify" fo:margin-top="3.00pt" fo:margin-bottom="3.00pt"/>
    </style:style>
    <style:style style:name="P114" style:family="paragraph">
      <style:paragraph-properties fo:line-height="100.00%" fo:text-align="justify" fo:margin-top="12.00pt" fo:margin-bottom="3.00pt"/>
    </style:style>
    <style:style style:name="P115" style:family="paragraph">
      <style:paragraph-properties fo:line-height="100.00%" fo:text-align="justify" fo:margin-left="0.00pt" fo:text-indent="36.00pt" fo:margin-top="3.00pt" fo:margin-bottom="3.00pt"/>
    </style:style>
    <style:style style:name="P116" style:family="paragraph">
      <style:paragraph-properties fo:line-height="100.00%" fo:text-align="left" fo:margin-left="-0.25pt" fo:text-indent="-3.50pt">
        <style:tab-stops>
          <style:tab-stop style:position="138.45pt" style:type="center"/>
          <style:tab-stop style:position="3405.55pt"/>
          <style:tab-stop style:position="54120.30pt" style:char="." style:type="char"/>
        </style:tab-stops>
      </style:paragraph-properties>
    </style:style>
    <style:style style:name="P117" style:family="paragraph">
      <style:paragraph-properties fo:line-height="100.00%" fo:text-align="center"/>
    </style:style>
    <style:style style:name="P118" style:family="paragraph">
      <style:paragraph-properties fo:line-height="100.00%" fo:text-align="left" fo:margin-left="-0.25pt" fo:text-indent="-3.50pt">
        <style:tab-stops>
          <style:tab-stop style:position="138.45pt" style:type="center"/>
          <style:tab-stop style:position="3405.55pt"/>
          <style:tab-stop style:position="54120.30pt" style:char="." style:type="char"/>
        </style:tab-stops>
      </style:paragraph-properties>
    </style:style>
    <style:style style:name="P119" style:family="paragraph">
      <style:paragraph-properties fo:line-height="100.00%" fo:text-align="left" fo:margin-left="-0.25pt" fo:text-indent="-3.50pt">
        <style:tab-stops>
          <style:tab-stop style:position="138.45pt" style:type="center"/>
          <style:tab-stop style:position="3405.55pt"/>
          <style:tab-stop style:position="421121.90pt" style:type="right"/>
        </style:tab-stops>
      </style:paragraph-properties>
    </style:style>
    <style:style style:name="P120" style:family="paragraph">
      <style:paragraph-properties fo:line-height="100.00%" fo:text-align="center" fo:margin-left="1.70pt" fo:text-indent="0.00pt"/>
    </style:style>
    <style:style style:name="P121" style:family="paragraph">
      <style:paragraph-properties fo:line-height="100.00%" fo:text-align="left" fo:margin-left="-0.25pt" fo:text-indent="-3.50pt">
        <style:tab-stops>
          <style:tab-stop style:position="138.45pt" style:type="center"/>
          <style:tab-stop style:position="3405.55pt"/>
          <style:tab-stop style:position="421121.90pt" style:type="right"/>
        </style:tab-stops>
      </style:paragraph-properties>
    </style:style>
    <style:style style:name="P122" style:family="paragraph">
      <style:paragraph-properties fo:line-height="100.00%" fo:text-align="center" fo:margin-left="1.70pt" fo:text-indent="0.00pt"/>
    </style:style>
    <style:style style:name="P123" style:family="paragraph">
      <style:paragraph-properties fo:line-height="100.00%" fo:text-align="left" fo:margin-left="-0.25pt" fo:text-indent="-3.50pt">
        <style:tab-stops>
          <style:tab-stop style:position="138.45pt" style:type="center"/>
          <style:tab-stop style:position="3405.55pt"/>
          <style:tab-stop style:position="421121.90pt" style:type="right"/>
        </style:tab-stops>
      </style:paragraph-properties>
    </style:style>
    <style:style style:name="P124" style:family="paragraph">
      <style:paragraph-properties fo:line-height="100.00%" fo:text-align="center" fo:margin-left="1.70pt" fo:text-indent="0.00pt"/>
    </style:style>
    <style:style style:name="P125" style:family="paragraph">
      <style:paragraph-properties fo:line-height="100.00%" fo:text-align="left" fo:margin-left="-0.25pt" fo:text-indent="-3.50pt">
        <style:tab-stops>
          <style:tab-stop style:position="138.45pt" style:type="center"/>
          <style:tab-stop style:position="3405.55pt"/>
          <style:tab-stop style:position="421121.90pt" style:type="right"/>
        </style:tab-stops>
      </style:paragraph-properties>
    </style:style>
    <style:style style:name="P126" style:family="paragraph">
      <style:paragraph-properties fo:line-height="100.00%" fo:text-align="justify" fo:margin-top="3.00pt" fo:margin-bottom="3.00pt"/>
    </style:style>
    <style:style style:name="P127" style:family="paragraph">
      <style:paragraph-properties fo:line-height="100.00%" fo:text-align="justify" fo:margin-top="12.00pt" fo:margin-bottom="6.00pt"/>
    </style:style>
    <style:style style:name="P128" style:family="paragraph">
      <style:paragraph-properties fo:line-height="100.00%" fo:text-align="justify" fo:margin-left="0.00pt" fo:text-indent="36.00pt" fo:margin-top="3.00pt" fo:margin-bottom="3.00pt"/>
    </style:style>
    <style:style style:name="P129" style:family="paragraph">
      <style:paragraph-properties fo:line-height="100.00%" fo:text-align="justify" fo:margin-top="3.00pt" fo:margin-bottom="3.00pt"/>
    </style:style>
    <style:style style:name="P130" style:family="paragraph">
      <style:paragraph-properties fo:line-height="100.00%" fo:text-align="center" fo:margin-top="12.00pt" fo:margin-bottom="6.00pt"/>
    </style:style>
    <style:style style:name="P131" style:family="paragraph">
      <style:paragraph-properties fo:line-height="100.00%" fo:text-align="justify" fo:margin-left="0.00pt" fo:text-indent="36.00pt" fo:margin-top="3.00pt" fo:margin-bottom="3.00pt"/>
    </style:style>
    <style:style style:name="P132" style:family="paragraph">
      <style:paragraph-properties fo:line-height="100.00%" fo:text-align="justify" fo:margin-left="0.00pt" fo:text-indent="21.30pt" fo:margin-top="3.00pt" fo:margin-bottom="3.00pt"/>
    </style:style>
    <style:style style:name="P133" style:family="paragraph">
      <style:paragraph-properties fo:line-height="100.00%" fo:text-align="justify" fo:margin-left="21.30pt" fo:text-indent="0.00pt" fo:margin-top="3.00pt" fo:margin-bottom="3.00pt"/>
    </style:style>
    <style:style style:name="P134" style:family="paragraph">
      <style:paragraph-properties fo:line-height="100.00%" fo:text-align="center" fo:margin-top="12.00pt" fo:margin-bottom="6.00pt"/>
    </style:style>
    <style:style style:name="P135" style:family="paragraph">
      <style:paragraph-properties fo:line-height="100.00%" fo:text-align="justify" fo:margin-left="0.00pt" fo:text-indent="36.00pt" fo:margin-top="3.00pt" fo:margin-bottom="3.00pt"/>
    </style:style>
    <style:style style:name="P136" style:family="paragraph">
      <style:paragraph-properties fo:line-height="100.00%" fo:text-align="justify" fo:margin-top="12.00pt" fo:margin-bottom="6.00pt"/>
    </style:style>
    <style:style style:name="P137" style:family="paragraph">
      <style:paragraph-properties fo:line-height="100.00%" fo:text-align="justify" fo:margin-left="0.00pt" fo:text-indent="36.00pt" fo:margin-top="3.00pt" fo:margin-bottom="3.00pt"/>
    </style:style>
    <style:style style:name="P138" style:family="paragraph">
      <style:paragraph-properties fo:line-height="100.00%" fo:text-align="justify" fo:margin-top="3.00pt" fo:margin-bottom="3.00pt"/>
    </style:style>
    <style:style style:name="P139" style:family="paragraph">
      <style:paragraph-properties fo:line-height="100.00%" fo:text-align="center" fo:margin-top="12.00pt" fo:margin-bottom="6.00pt"/>
    </style:style>
    <style:style style:name="P140" style:family="paragraph">
      <style:paragraph-properties fo:line-height="100.00%" fo:text-align="justify" fo:margin-left="0.00pt" fo:text-indent="36.00pt" fo:margin-top="3.00pt" fo:margin-bottom="3.00pt"/>
    </style:style>
    <style:style style:name="P141" style:family="paragraph">
      <style:paragraph-properties fo:line-height="100.00%" fo:text-align="justify" fo:margin-top="3.00pt" fo:margin-bottom="3.00pt"/>
    </style:style>
    <style:style style:name="P142" style:family="paragraph">
      <style:paragraph-properties fo:line-height="100.00%" fo:text-align="justify" fo:margin-left="0.00pt" fo:text-indent="36.00pt" fo:margin-top="3.00pt" fo:margin-bottom="3.00pt"/>
    </style:style>
    <style:style style:name="P143" style:family="paragraph">
      <style:paragraph-properties fo:line-height="100.00%" fo:text-align="justify" fo:margin-top="12.00pt" fo:margin-bottom="6.00pt"/>
    </style:style>
    <style:style style:name="P144" style:family="paragraph">
      <style:paragraph-properties fo:line-height="100.00%" fo:text-align="justify" fo:margin-left="0.00pt" fo:text-indent="36.00pt" fo:margin-top="3.00pt" fo:margin-bottom="3.00pt"/>
    </style:style>
    <style:style style:name="P145" style:family="paragraph">
      <style:paragraph-properties fo:line-height="100.00%" fo:text-align="justify" fo:margin-left="21.30pt" fo:text-indent="0.00pt" fo:margin-top="3.00pt" fo:margin-bottom="3.00pt"/>
    </style:style>
    <style:style style:name="P146" style:family="paragraph">
      <style:paragraph-properties fo:line-height="100.00%" fo:text-align="center" fo:margin-top="12.00pt" fo:margin-bottom="6.00pt"/>
    </style:style>
    <style:style style:name="P147" style:family="paragraph">
      <style:paragraph-properties fo:line-height="100.00%" fo:text-align="justify" fo:margin-left="0.00pt" fo:text-indent="36.00pt" fo:margin-top="3.00pt" fo:margin-bottom="3.00pt"/>
    </style:style>
    <style:style style:name="P148" style:family="paragraph">
      <style:paragraph-properties fo:line-height="100.00%" fo:text-align="justify" fo:margin-top="12.00pt" fo:margin-bottom="6.00pt"/>
    </style:style>
    <style:style style:name="P149" style:family="paragraph">
      <style:paragraph-properties fo:line-height="100.00%" fo:text-align="justify" fo:margin-left="0.00pt" fo:text-indent="36.00pt" fo:margin-top="3.00pt" fo:margin-bottom="3.00pt"/>
    </style:style>
    <style:style style:name="P150" style:family="paragraph">
      <style:paragraph-properties fo:line-height="100.00%" fo:text-align="justify" fo:margin-top="12.00pt" fo:margin-bottom="6.00pt"/>
    </style:style>
    <style:style style:name="P151" style:family="paragraph">
      <style:paragraph-properties fo:line-height="100.00%" fo:text-align="justify" fo:margin-left="0.00pt" fo:text-indent="36.00pt" fo:margin-top="3.00pt" fo:margin-bottom="3.00pt"/>
    </style:style>
    <style:style style:name="P152" style:family="paragraph">
      <style:paragraph-properties fo:line-height="100.00%" fo:text-align="justify" fo:margin-top="3.00pt" fo:margin-bottom="3.00pt"/>
    </style:style>
    <text:list-style style:name="L15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3" style:family="paragraph">
      <style:paragraph-properties fo:line-height="100.00%" fo:text-align="justify" fo:margin-left="-18.00pt" fo:text-indent="18.00pt" fo:margin-top="3.00pt" fo:margin-bottom="3.00pt"/>
    </style:style>
    <style:style style:name="P154" style:family="paragraph">
      <style:paragraph-properties fo:line-height="100.00%" fo:text-align="justify" fo:margin-top="3.00pt" fo:margin-bottom="3.00pt"/>
    </style:style>
    <style:style style:name="P155" style:family="paragraph">
      <style:paragraph-properties fo:line-height="100.00%" fo:text-align="center" fo:margin-top="3.00pt" fo:margin-bottom="3.00pt"/>
    </style:style>
    <style:style style:name="P156" style:family="paragraph">
      <style:paragraph-properties fo:line-height="100.00%" fo:text-align="justify" fo:margin-top="3.00pt" fo:margin-bottom="3.00pt"/>
    </style:style>
    <style:style style:name="P157" style:family="paragraph">
      <style:paragraph-properties fo:line-height="100.00%" fo:text-align="justify" fo:margin-left="0.00pt" fo:text-indent="36.00pt" fo:margin-top="3.00pt" fo:margin-bottom="3.00pt"/>
    </style:style>
    <style:style style:name="P158" style:family="paragraph">
      <style:paragraph-properties fo:line-height="100.00%" fo:text-align="justify" fo:margin-top="3.00pt" fo:margin-bottom="3.00pt"/>
    </style:style>
    <style:style style:name="P159" style:family="paragraph">
      <style:paragraph-properties fo:line-height="100.00%" fo:text-align="justify" fo:margin-left="0.00pt" fo:text-indent="36.00pt" fo:margin-top="3.00pt" fo:margin-bottom="3.00pt"/>
    </style:style>
    <style:style style:name="P160" style:family="paragraph">
      <style:paragraph-properties fo:line-height="100.00%" fo:text-align="justify" fo:margin-top="3.00pt" fo:margin-bottom="3.00pt"/>
    </style:style>
    <style:style style:name="P161" style:family="paragraph">
      <style:paragraph-properties fo:line-height="100.00%" fo:text-align="justify" fo:margin-left="0.00pt" fo:text-indent="36.00pt" fo:margin-top="3.00pt" fo:margin-bottom="3.00pt"/>
    </style:style>
    <style:style style:name="P162" style:family="paragraph">
      <style:paragraph-properties fo:line-height="100.00%" fo:text-align="justify" fo:margin-top="3.00pt" fo:margin-bottom="3.00pt"/>
    </style:style>
    <style:style style:name="P163" style:family="paragraph">
      <style:paragraph-properties fo:line-height="100.00%" fo:text-align="justify" fo:margin-left="0.00pt" fo:text-indent="36.00pt" fo:margin-top="3.00pt" fo:margin-bottom="3.00pt"/>
    </style:style>
    <style:style style:name="P164" style:family="paragraph">
      <style:paragraph-properties fo:line-height="100.00%" fo:text-align="justify" fo:margin-top="3.00pt" fo:margin-bottom="3.00pt"/>
    </style:style>
    <style:style style:name="P165" style:family="paragraph">
      <style:paragraph-properties fo:line-height="100.00%" fo:text-align="justify" fo:margin-left="0.00pt" fo:text-indent="36.00pt" fo:margin-top="3.00pt" fo:margin-bottom="3.00pt"/>
    </style:style>
    <style:style style:name="P166" style:family="paragraph">
      <style:paragraph-properties fo:line-height="100.00%" fo:text-align="justify" fo:margin-top="3.00pt" fo:margin-bottom="3.00pt"/>
    </style:style>
    <style:style style:name="P167" style:family="paragraph">
      <style:paragraph-properties fo:line-height="100.00%" fo:text-align="center" fo:margin-top="3.00pt" fo:margin-bottom="3.00pt"/>
    </style:style>
    <style:style style:name="P168" style:family="paragraph">
      <style:paragraph-properties fo:line-height="100.00%" fo:text-align="justify" fo:margin-top="3.00pt" fo:margin-bottom="3.00pt"/>
    </style:style>
    <style:style style:name="TableColumn0100" style:family="table-column">
      <style:table-column-properties style:column-width="2.131944in"/>
    </style:style>
    <style:style style:name="TableColumn0101" style:family="table-column">
      <style:table-column-properties style:column-width="2.131944in"/>
    </style:style>
    <style:style style:name="TableColumn0102" style:family="table-column">
      <style:table-column-properties style:column-width="2.138889in"/>
    </style:style>
    <style:style style:name="Table01" style:family="table">
      <style:table-properties style:width="6.40277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3.177083in"/>
    </style:style>
    <style:style style:name="TableColumn0201" style:family="table-column">
      <style:table-column-properties style:column-width="3.225694in"/>
    </style:style>
    <style:style style:name="Table02" style:family="table">
      <style:table-properties style:width="6.402778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1" style:family="table-row">
      <style:table-row-properties style:min-row-height="1.239583in"/>
    </style:style>
    <style:style style:name="TableCell02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3" style:family="table-row">
      <style:table-row-properties style:min-row-height="0.138889in"/>
    </style:style>
    <style:style style:name="TableCell020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Column0300" style:family="table-column">
      <style:table-column-properties style:column-width="1.177083in"/>
    </style:style>
    <style:style style:name="TableColumn0301" style:family="table-column">
      <style:table-column-properties style:column-width="0.295139in"/>
    </style:style>
    <style:style style:name="TableColumn0302" style:family="table-column">
      <style:table-column-properties style:column-width="1.361111in"/>
    </style:style>
    <style:style style:name="TableColumn0303" style:family="table-column">
      <style:table-column-properties style:column-width="0.312500in"/>
    </style:style>
    <style:style style:name="TableColumn0304" style:family="table-column">
      <style:table-column-properties style:column-width="1.343750in"/>
    </style:style>
    <style:style style:name="TableColumn0305" style:family="table-column">
      <style:table-column-properties style:column-width="0.329861in"/>
    </style:style>
    <style:style style:name="TableColumn0306" style:family="table-column">
      <style:table-column-properties style:column-width="1.333333in"/>
    </style:style>
    <style:style style:name="Table03" style:family="table">
      <style:table-properties style:width="6.152778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002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003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004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005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006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30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301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30104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30105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30106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olumn0400" style:family="table-column">
      <style:table-column-properties style:column-width="1.177083in"/>
    </style:style>
    <style:style style:name="TableColumn0401" style:family="table-column">
      <style:table-column-properties style:column-width="0.295139in"/>
    </style:style>
    <style:style style:name="TableColumn0402" style:family="table-column">
      <style:table-column-properties style:column-width="1.361111in"/>
    </style:style>
    <style:style style:name="TableColumn0403" style:family="table-column">
      <style:table-column-properties style:column-width="0.312500in"/>
    </style:style>
    <style:style style:name="TableColumn0404" style:family="table-column">
      <style:table-column-properties style:column-width="1.343750in"/>
    </style:style>
    <style:style style:name="TableColumn0405" style:family="table-column">
      <style:table-column-properties style:column-width="0.329861in"/>
    </style:style>
    <style:style style:name="TableColumn0406" style:family="table-column">
      <style:table-column-properties style:column-width="1.333333in"/>
    </style:style>
    <style:style style:name="Table04" style:family="table">
      <style:table-properties style:width="6.152778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40002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40003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40004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40005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40006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40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40103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40104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40105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40106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olumn0500" style:family="table-column">
      <style:table-column-properties style:column-width="1.919444in"/>
    </style:style>
    <style:style style:name="TableColumn0501" style:family="table-column">
      <style:table-column-properties style:column-width="2.165278in"/>
    </style:style>
    <style:style style:name="TableColumn0502" style:family="table-column">
      <style:table-column-properties style:column-width="2.318056in"/>
    </style:style>
    <style:style style:name="Table05" style:family="table">
      <style:table-properties style:width="6.402778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e6e6e6"/>
    </style:style>
    <style:style style:name="TableCell0500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e6e6e6"/>
    </style:style>
    <style:style style:name="TableCell0500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e6e6e6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501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501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502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502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50301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503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</office:automatic-styles>
  <office:body>
    <office:text>
      <text:p text:style-name="P1"><text:span text:style-name="T1">Documento de Especificação de Projeto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">Projeto de Software</text:span></text:p>
      <text:p text:style-name="P4"><text:span text:style-name="T4">Disciplina Análise e Projeto Orientado à Objetos<text:s/></text:span><text:span text:style-name="T5">–</text:span><text:span text:style-name="T6"><text:s/>Terceiro Semestre</text:span></text:p>
      <text:p text:style-name="P4"><text:span text:style-name="T7">Bacharelado em Ciência da Computação<text:line-break/>Professor Igor Scaliante Wiese<text:line-break/>UTFPR<text:s/></text:span><text:span text:style-name="T8">–</text:span><text:span text:style-name="T9"><text:s/>Universidade Tecnol</text:span><text:span text:style-name="T10">ógica Federal do Paraná<text:s/></text:span><text:span text:style-name="T11">–</text:span><text:span text:style-name="T12"><text:s/>Campus Campo Mour</text:span><text:span text:style-name="T13">ão</text:span></text:p>
      <text:p text:style-name="P5"><text:span text:style-name="T14"/></text:p>
      <text:p text:style-name="P6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8"><text:span text:style-name="T15">Projeto:<text:s/></text:span><text:span text:style-name="T16">Padaria Pão do Dia</text:span></text:p>
      <text:p text:style-name="P8"><text:span text:style-name="T17">Alison Shoiti Asato</text:span></text:p>
      <text:p text:style-name="P8"><text:span text:style-name="T17">(</text:span><text:a xlink:href="mailto:asato@hotmail.com.br"><text:span text:style-name="T19">asato@hotmail.com.br</text:span></text:a><text:span text:style-name="T20">)</text:span></text:p>
      <text:p text:style-name="P8"><text:span text:style-name="T21"/></text:p>
      <text:p text:style-name="P8"><text:span text:style-name="T22">Everton Fenille Chagas</text:span></text:p>
      <text:p text:style-name="P8"><text:span text:style-name="T22">(</text:span><text:a xlink:href="mailto:evertonfenille@live.com"><text:span text:style-name="T24">evertonfenille@live.com</text:span></text:a><text:span text:style-name="T25">)</text:span></text:p>
      <text:p text:style-name="P8"><text:span text:style-name="T26"/></text:p>
      <text:p text:style-name="P8"><text:span text:style-name="T27">Yang Soares Candido de Souza</text:span></text:p>
      <text:p text:style-name="P8"><text:span text:style-name="T27">(yangsouza@gmail.com)</text:span></text:p>
      <text:p text:style-name="P9"><text:span text:style-name="T28"/></text:p>
      <text:p text:style-name="P10"><text:span text:style-name="T28"/></text:p>
      <text:p text:style-name="P11"><text:span text:style-name="T29">HISTÓRICO DE REVISÕES</text:span></text:p>
      <text:p text:style-name="P11"><text:span text:style-name="T30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13"><text:span text:style-name="T31">Nome da alteração</text:span><text:span text:style-name="T32"/></text:p>
          </table:table-cell>
          <table:table-cell table:style-name="TableCell010001">
            <text:p text:style-name="P13"><text:span text:style-name="T33">Responsável</text:span><text:span text:style-name="T34"/></text:p>
          </table:table-cell>
          <table:table-cell table:style-name="TableCell010002">
            <text:p text:style-name="P13"><text:span text:style-name="T35">Data</text:span><text:span text:style-name="T36"/></text:p>
          </table:table-cell>
        </table:table-row>
        <table:table-row table:style-name="TableRow0101">
          <table:table-cell table:style-name="TableCell010100">
            <text:p text:style-name="P16"><text:span text:style-name="T36"/></text:p>
          </table:table-cell>
          <table:table-cell table:style-name="TableCell010101">
            <text:p text:style-name="P16"><text:span text:style-name="T36"/></text:p>
          </table:table-cell>
          <table:table-cell table:style-name="TableCell010102">
            <text:p text:style-name="P16"><text:span text:style-name="T36"/></text:p>
          </table:table-cell>
        </table:table-row>
        <table:table-row table:style-name="TableRow0102">
          <table:table-cell table:style-name="TableCell010200">
            <text:p text:style-name="P18"><text:span text:style-name="T36"/></text:p>
          </table:table-cell>
          <table:table-cell table:style-name="TableCell010201">
            <text:p text:style-name="P18"><text:span text:style-name="T36"/></text:p>
          </table:table-cell>
          <table:table-cell table:style-name="TableCell010202">
            <text:p text:style-name="P18"><text:span text:style-name="T36"/></text:p>
          </table:table-cell>
        </table:table-row>
      </table:table>
      <text:p text:style-name="P20"><text:span text:style-name="T36"/></text:p>
      <text:p text:style-name="P20"><text:span text:style-name="T36"/></text:p>
      <text:p text:style-name="P21"><text:span text:style-name="T36"/></text:p>
      <text:p text:style-name="P21"><text:span text:style-name="T36"/></text:p>
      <text:p text:style-name="P21"><text:span text:style-name="T36"/></text:p>
      <text:p text:style-name="P21"><text:span text:style-name="T36"/></text:p>
      <text:p text:style-name="P21"><text:span text:style-name="T36"/></text:p>
      <text:p text:style-name="P21"><text:span text:style-name="T36"/></text:p>
      <text:p text:style-name="P21"><text:span text:style-name="T36"/></text:p>
      <text:p text:style-name="P21"><text:span text:style-name="T36"/></text:p>
      <text:p text:style-name="P21"><text:span text:style-name="T37">Orientação para uso do<text:s/></text:span><text:span text:style-name="T38">template</text:span><text:span text:style-name="T39">: </text:span></text:p>
      <text:p text:style-name="P22"><text:span text:style-name="T40">Instruções de preenchimento estão espalhadas pelas várias seções deste<text:s/></text:span><text:span text:style-name="T41">template</text:span><text:span text:style-name="T42">, em cor<text:s/></text:span><text:span text:style-name="T43">azul</text:span><text:span text:style-name="T44"><text:s/>e envoltas por<text:s/></text:span><text:span text:style-name="T45">tags</text:span><text:span text:style-name="T46"><text:s/>(“&lt;” e “&gt;”). Após ler uma instrução de preenchimento e entender que informação deve ser fornecida, delete a instrução de preenchimento e substitua-a por texto de sua própria autoria, relacionado à seção. A cor<text:s/></text:span><text:span text:style-name="T47">vermelha</text:span><text:span text:style-name="T48"><text:s/>é utilizado como comentário e deverá ser apagada do documento.</text:span></text:p>
      <text:p text:style-name="P22"><text:span text:style-name="T48">Ao fim da elaboração do documento, atualize seu índice clicando com o botão direito do mouse no mesmo e depois em<text:s/></text:span><text:span text:style-name="T49">Atualizar Campo<text:s/></text:span><text:span text:style-name="T50">(</text:span><text:span text:style-name="T51">Update Field</text:span><text:span text:style-name="T52">).</text:span></text:p>
      <text:p text:style-name="P22"><text:span text:style-name="T53"/></text:p>
      <text:p text:style-name="P23"><text:span text:style-name="T53"/></text:p>
      <text:p text:style-name="P23"><text:span text:style-name="T53"/></text:p>
      <text:p text:style-name="P23"><text:span text:style-name="T53"/></text:p>
      <text:p text:style-name="P23"><text:span text:style-name="T53"/></text:p>
      <text:p text:style-name="P23"><text:span text:style-name="T53"/></text:p>
      <text:p text:style-name="P23"><text:span text:style-name="T53"/></text:p>
      <text:p text:style-name="P23"><text:span text:style-name="T53"/></text:p>
      <text:p text:style-name="P23"><text:span text:style-name="T53"/></text:p>
      <text:p text:style-name="P23"><text:span text:style-name="T53"/></text:p>
      <text:p text:style-name="P23"><text:span text:style-name="T53"/></text:p>
      <text:p text:style-name="P23"><text:span text:style-name="T53"/></text:p>
      <text:p text:style-name="P23"><text:span text:style-name="T53"/></text:p>
      <text:p text:style-name="P23"><text:span text:style-name="T53"/></text:p>
      <text:p text:style-name="P23"><text:span text:style-name="T53"/></text:p>
      <text:p text:style-name="P24"><text:span text:style-name="T54">Este documento foi estendido da proposta de documentação de especificação funcional elaborada pelo Centro de Inovação de Recife / Qualiti Software Processes / Centro de Estudos e Sistemas Avançados do Recife (C.E.S.A.R) de 2007.</text:span></text:p>
      <text:p text:style-name="P25"><text:span text:style-name="T55">Índice</text:span></text:p>
      <text:p text:style-name="P26"><text:a xlink:href="#__RefHeading__9_117254275"><text:span text:style-name="T57">1.<text:s/></text:span></text:a><text:span text:style-name="T58"><text:s/></text:span><text:a xlink:href="#__RefHeading__9_117254275"><text:span text:style-name="T60">Introdução</text:span></text:a><text:span text:style-name="T61"><text:tab/></text:span><text:a xlink:href="#__RefHeading__9_117254275"><text:span text:style-name="T63">5</text:span></text:a><text:span text:style-name="T64"/></text:p>
      <text:p text:style-name="P27"><text:a xlink:href="#__RefHeading__11_117254275"><text:span text:style-name="T66">1.1<text:s/></text:span></text:a><text:span text:style-name="T67"><text:s/></text:span><text:a xlink:href="#__RefHeading__11_117254275"><text:span text:style-name="T69">Descrição do sistema</text:span></text:a><text:span text:style-name="T70"><text:tab/></text:span><text:a xlink:href="#__RefHeading__11_117254275"><text:span text:style-name="T72">5</text:span></text:a><text:span text:style-name="T73"/></text:p>
      <text:p text:style-name="P27"><text:a xlink:href="#__RefHeading__13_117254275"><text:span text:style-name="T75">1.2<text:s/></text:span></text:a><text:span text:style-name="T76"><text:s/></text:span><text:a xlink:href="#__RefHeading__13_117254275"><text:span text:style-name="T78">Objetivo do sistema</text:span></text:a><text:span text:style-name="T79"><text:tab/></text:span><text:a xlink:href="#__RefHeading__13_117254275"><text:span text:style-name="T81">5</text:span></text:a><text:span text:style-name="T82"/></text:p>
      <text:p text:style-name="P27"><text:a xlink:href="#__RefHeading__15_117254275"><text:span text:style-name="T84">1.3<text:s/></text:span></text:a><text:span text:style-name="T85"><text:s/></text:span><text:a xlink:href="#__RefHeading__15_117254275"><text:span text:style-name="T87">Sistemas Similares</text:span></text:a><text:span text:style-name="T88"><text:tab/></text:span><text:a xlink:href="#__RefHeading__15_117254275"><text:span text:style-name="T90">5</text:span></text:a><text:span text:style-name="T91"/></text:p>
      <text:p text:style-name="P27"><text:a xlink:href="#__RefHeading__17_117254275"><text:span text:style-name="T93">1.4<text:s/></text:span></text:a><text:span text:style-name="T94"><text:s/></text:span><text:a xlink:href="#__RefHeading__17_117254275"><text:span text:style-name="T96">Convenções, termos e abreviações</text:span></text:a><text:span text:style-name="T97"><text:tab/></text:span><text:a xlink:href="#__RefHeading__17_117254275"><text:span text:style-name="T99">5</text:span></text:a><text:span text:style-name="T100"/></text:p>
      <text:p text:style-name="P28"><text:a xlink:href="#__RefHeading__19_117254275"><text:span text:style-name="T102">1.4.1 Identificação dos casos de uso<text:s/></text:span></text:a><text:span text:style-name="T103"><text:tab/></text:span><text:a xlink:href="#__RefHeading__19_117254275"><text:span text:style-name="T105">5</text:span></text:a><text:span text:style-name="T106"/></text:p>
      <text:p text:style-name="P28"><text:a xlink:href="#__RefHeading__21_117254275"><text:span text:style-name="T108">1.4.2 Prioridades dos casos de uso</text:span></text:a><text:span text:style-name="T109"><text:tab/></text:span><text:a xlink:href="#__RefHeading__21_117254275"><text:span text:style-name="T111">6</text:span></text:a><text:span text:style-name="T112"/></text:p>
      <text:p text:style-name="P29"><text:a xlink:href="#__RefHeading__23_117254275"><text:span text:style-name="T114">2.<text:s/></text:span></text:a><text:span text:style-name="T115"><text:s/></text:span><text:a xlink:href="#__RefHeading__23_117254275"><text:span text:style-name="T117">Lista de Requisitos<text:s/></text:span></text:a><text:span text:style-name="T118"><text:tab/></text:span><text:a xlink:href="#__RefHeading__23_117254275"><text:span text:style-name="T120">6</text:span></text:a><text:span text:style-name="T121"/></text:p>
      <text:p text:style-name="P30"><text:a xlink:href="#__RefHeading__937_1047580196"><text:span text:style-name="T123">2.1<text:s/></text:span></text:a><text:span text:style-name="T124"><text:s/></text:span><text:a xlink:href="#__RefHeading__937_1047580196"><text:span text:style-name="T126">Matriz de Rastreabilidade</text:span></text:a><text:span text:style-name="T127"><text:tab/></text:span><text:a xlink:href="#__RefHeading__937_1047580196"><text:span text:style-name="T129">6</text:span></text:a><text:span text:style-name="T130"/></text:p>
      <text:p text:style-name="P31"><text:a xlink:href="#__RefHeading__939_1047580196"><text:span text:style-name="T132">3.<text:s/></text:span></text:a><text:span text:style-name="T133"><text:s/></text:span><text:a xlink:href="#__RefHeading__939_1047580196"><text:span text:style-name="T135">Atores</text:span></text:a><text:span text:style-name="T136"><text:tab/></text:span><text:a xlink:href="#__RefHeading__939_1047580196"><text:span text:style-name="T138">6</text:span></text:a><text:span text:style-name="T139"/></text:p>
      <text:p text:style-name="P31"><text:a xlink:href="#__RefHeading__25_117254275"><text:span text:style-name="T141">4.<text:s/></text:span></text:a><text:span text:style-name="T142"><text:s/></text:span><text:a xlink:href="#__RefHeading__25_117254275"><text:span text:style-name="T144">Casos de Uso</text:span></text:a><text:span text:style-name="T145"><text:tab/></text:span><text:a xlink:href="#__RefHeading__25_117254275"><text:span text:style-name="T147">7</text:span></text:a><text:span text:style-name="T148"/></text:p>
      <text:p text:style-name="P32"><text:span text:style-name="T149"><text:s/></text:span><text:a xlink:href="#__RefHeading__27_117254275"><text:span text:style-name="T151">Diagrama de Caso de Uso<text:s/></text:span></text:a><text:span text:style-name="T152"><text:s/></text:span><text:a xlink:href="#__RefHeading__27_117254275"><text:span text:style-name="T154">-<text:s/></text:span></text:a><text:span text:style-name="T155"><text:s/></text:span><text:a xlink:href="#__RefHeading__27_117254275"><text:span text:style-name="T157">&lt;</text:span><text:span text:style-name="T158"><text:s/>HYPERLINK "#__RefHeading__27_117254275"</text:span><text:span text:style-name="T159">&lt;</text:span><text:span text:style-name="T160"><text:s/>HYPERLINK "#__RefHeading__27_117254275"</text:span><text:span text:style-name="T161">nome do projeto</text:span><text:span text:style-name="T162"><text:s/>HYPERLINK "#__RefHeading__27_117254275"</text:span><text:span text:style-name="T163">&gt;</text:span><text:span text:style-name="T164"><text:s/>HYPERLINK "#__RefHeading__27_117254275"</text:span><text:span text:style-name="T165">&gt;</text:span></text:a><text:span text:style-name="T166"><text:tab/></text:span><text:a xlink:href="#__RefHeading__27_117254275"><text:span text:style-name="T168">7</text:span></text:a><text:span text:style-name="T169"/></text:p>
      <text:p text:style-name="P32"><text:span text:style-name="T170"><text:s/></text:span><text:a xlink:href="#__RefHeading__29_117254275"><text:span text:style-name="T172">[UC01]<text:s/></text:span><text:span text:style-name="T173"><text:s/>HYPERLINK "#__RefHeading__29_117254275"</text:span><text:span text:style-name="T174">&lt;</text:span><text:span text:style-name="T175"><text:s/>HYPERLINK "#__RefHeading__29_117254275"</text:span><text:span text:style-name="T176">Incluir ao lado do identificador um nome para o caso de uso</text:span><text:span text:style-name="T177"><text:s/>HYPERLINK "#__RefHeading__29_117254275"</text:span><text:span text:style-name="T178">&gt;</text:span></text:a><text:span text:style-name="T179"><text:tab/></text:span><text:a xlink:href="#__RefHeading__29_117254275"><text:span text:style-name="T181">7</text:span></text:a><text:span text:style-name="T182"/></text:p>
      <text:p text:style-name="P33"><text:a xlink:href="#__RefHeading__31_117254275"><text:span text:style-name="T184">4.1<text:s/></text:span></text:a><text:span text:style-name="T185"><text:s/></text:span><text:a xlink:href="#__RefHeading__31_117254275"><text:span text:style-name="T187">Análise textual.</text:span></text:a><text:span text:style-name="T188"><text:tab/></text:span><text:a xlink:href="#__RefHeading__31_117254275"><text:span text:style-name="T190">8</text:span></text:a><text:span text:style-name="T191"/></text:p>
      <text:p text:style-name="P34"><text:a xlink:href="#__RefHeading__33_117254275"><text:span text:style-name="T193">5.<text:s/></text:span></text:a><text:span text:style-name="T194"><text:s/></text:span><text:a xlink:href="#__RefHeading__33_117254275"><text:span text:style-name="T196">Pacotes</text:span></text:a><text:span text:style-name="T197"><text:tab/></text:span><text:a xlink:href="#__RefHeading__33_117254275"><text:span text:style-name="T199">8</text:span></text:a><text:span text:style-name="T200"/></text:p>
      <text:p text:style-name="P35"><text:span text:style-name="T201"><text:s/></text:span><text:a xlink:href="#__RefHeading__35_117254275"><text:span text:style-name="T203">Diagrama de Pacote -<text:s/></text:span><text:span text:style-name="T204"><text:s/>HYPERLINK "#__RefHeading__35_117254275"</text:span><text:span text:style-name="T205">&lt;</text:span><text:span text:style-name="T206"><text:s/>HYPERLINK "#__RefHeading__35_117254275"</text:span><text:span text:style-name="T207">&lt;</text:span><text:span text:style-name="T208"><text:s/>HYPERLINK "#__RefHeading__35_117254275"</text:span><text:span text:style-name="T209">nome do projeto</text:span><text:span text:style-name="T210"><text:s/>HYPERLINK "#__RefHeading__35_117254275"</text:span><text:span text:style-name="T211">&gt;</text:span><text:span text:style-name="T212"><text:s/>HYPERLINK "#__RefHeading__35_117254275"</text:span><text:span text:style-name="T213">&gt;</text:span></text:a><text:span text:style-name="T214"><text:tab/></text:span><text:a xlink:href="#__RefHeading__35_117254275"><text:span text:style-name="T216">9</text:span></text:a><text:span text:style-name="T217"/></text:p>
      <text:p text:style-name="P35"><text:span text:style-name="T218"><text:s/></text:span><text:a xlink:href="#__RefHeading__37_117254275"><text:span text:style-name="T220">&lt;</text:span><text:span text:style-name="T221"><text:s/>HYPERLINK "#__RefHeading__37_117254275"</text:span><text:span text:style-name="T222">Nome do Pacote 1</text:span><text:span text:style-name="T223"><text:s/>HYPERLINK "#__RefHeading__37_117254275"</text:span><text:span text:style-name="T224">&gt;</text:span></text:a><text:span text:style-name="T225"><text:tab/></text:span><text:a xlink:href="#__RefHeading__37_117254275"><text:span text:style-name="T227">9</text:span></text:a><text:span text:style-name="T228"/></text:p>
      <text:p text:style-name="P36"><text:a xlink:href="#__RefHeading__39_117254275"><text:span text:style-name="T230">6.<text:s/></text:span></text:a><text:span text:style-name="T231"><text:s/></text:span><text:a xlink:href="#__RefHeading__39_117254275"><text:span text:style-name="T233">Classes</text:span></text:a><text:span text:style-name="T234"><text:tab/></text:span><text:a xlink:href="#__RefHeading__39_117254275"><text:span text:style-name="T236">9</text:span></text:a><text:span text:style-name="T237"/></text:p>
      <text:p text:style-name="P37"><text:span text:style-name="T238"><text:s/></text:span><text:a xlink:href="#__RefHeading__41_117254275"><text:span text:style-name="T240">Diagrama de Classes -<text:s/></text:span><text:span text:style-name="T241"><text:s/>HYPERLINK "#__RefHeading__41_117254275"</text:span><text:span text:style-name="T242">&lt;</text:span><text:span text:style-name="T243"><text:s/>HYPERLINK "#__RefHeading__41_117254275"</text:span><text:span text:style-name="T244">&lt;</text:span><text:span text:style-name="T245"><text:s/>HYPERLINK "#__RefHeading__41_117254275"</text:span><text:span text:style-name="T246">nome do projeto</text:span><text:span text:style-name="T247"><text:s/>HYPERLINK "#__RefHeading__41_117254275"</text:span><text:span text:style-name="T248">&gt;</text:span><text:span text:style-name="T249"><text:s/>HYPERLINK "#__RefHeading__41_117254275"</text:span><text:span text:style-name="T250">&gt;</text:span></text:a><text:span text:style-name="T251"><text:tab/></text:span><text:a xlink:href="#__RefHeading__41_117254275"><text:span text:style-name="T253">9</text:span></text:a><text:span text:style-name="T254"/></text:p>
      <text:p text:style-name="P38"><text:a xlink:href="#__RefHeading__43_117254275"><text:span text:style-name="T256">7.<text:s/></text:span></text:a><text:span text:style-name="T257"><text:s/></text:span><text:a xlink:href="#__RefHeading__43_117254275"><text:span text:style-name="T259">Seqüência</text:span></text:a><text:span text:style-name="T260"><text:tab/></text:span><text:a xlink:href="#__RefHeading__43_117254275"><text:span text:style-name="T262">9</text:span></text:a><text:span text:style-name="T263"/></text:p>
      <text:p text:style-name="P39"><text:span text:style-name="T264"><text:s/></text:span><text:a xlink:href="#__RefHeading__45_117254275"><text:span text:style-name="T266">Diagrama de Seqüência -<text:s/></text:span><text:span text:style-name="T267"><text:s/>HYPERLINK "#__RefHeading__45_117254275"</text:span><text:span text:style-name="T268">&lt;</text:span><text:span text:style-name="T269"><text:s/>HYPERLINK "#__RefHeading__45_117254275"</text:span><text:span text:style-name="T270">&lt;</text:span><text:span text:style-name="T271"><text:s/>HYPERLINK "#__RefHeading__45_117254275"</text:span><text:span text:style-name="T272">código do caso de uso</text:span><text:span text:style-name="T273"><text:s/>HYPERLINK "#__RefHeading__45_117254275"</text:span><text:span text:style-name="T274">&gt;</text:span><text:span text:style-name="T275"><text:s/>HYPERLINK "#__RefHeading__45_117254275"</text:span><text:span text:style-name="T276">&gt;</text:span></text:a><text:span text:style-name="T277"><text:tab/></text:span><text:a xlink:href="#__RefHeading__45_117254275"><text:span text:style-name="T279">10</text:span></text:a><text:span text:style-name="T280"/></text:p>
      <text:p text:style-name="P40"><text:a xlink:href="#__RefHeading__47_117254275"><text:span text:style-name="T282">8.<text:s/></text:span></text:a><text:span text:style-name="T283"><text:s/></text:span><text:a xlink:href="#__RefHeading__47_117254275"><text:span text:style-name="T285">Decisões de projeto</text:span></text:a><text:span text:style-name="T286"><text:tab/></text:span><text:a xlink:href="#__RefHeading__47_117254275"><text:span text:style-name="T288">10</text:span></text:a><text:span text:style-name="T289"/></text:p>
      <text:p text:style-name="P40"><text:a xlink:href="#__RefHeading__49_117254275"><text:span text:style-name="T291">9.<text:s/></text:span></text:a><text:span text:style-name="T292"><text:s/></text:span><text:a xlink:href="#__RefHeading__49_117254275"><text:span text:style-name="T294">Referências</text:span></text:a><text:span text:style-name="T295"><text:tab/></text:span><text:a xlink:href="#__RefHeading__49_117254275"><text:span text:style-name="T297">10</text:span></text:a><text:span text:style-name="T298"/></text:p>
      <text:p text:style-name="P41"><text:span text:style-name="T298"/></text:p>
      <text:p text:style-name="P42"><text:span text:style-name="T299">Introdução</text:span></text:p>
      <text:p text:style-name="P43"><text:span text:style-name="T300">&lt;O capítulo de introdução deve apresentar uma descrição do sistema, apontando seu principal objetivo, e uma breve descrição do que será encontrado no documento.&gt;</text:span></text:p>
      <text:p text:style-name="P44"><text:span text:style-name="T301">Este documento especifica os casos de uso e requisitos não-funcionais (RNFs) do projeto intitulado<text:s/></text:span><text:span text:style-name="T302">Padaria Pão do Dia</text:span><text:span text:style-name="T303">, referente ao projeto final da disciplina de Análise e Projeto Orientado à Objetos, contida no terceiro semestre da matriz curricular do curso de Bacharelado em Ciência da Computação, ministrada pelo professor Ms. Igor Scaliante Wiese. O objetivo do documento é apresentar as soluções elaboradas e discutidas durante o semestre para a construção da análise e do projeto de um software fundamentado nas idéias do paradigma orientado à objetos.</text:span></text:p>
      <text:p text:style-name="P45"><text:span text:style-name="T304">Descrição do sistema</text:span></text:p>
      <text:p text:style-name="P45"><text:span text:style-name="T304"><text:tab/></text:span><text:span text:style-name="T305">A empresa tem como foco fornecer o que é de melhor para o cliente tanto quanto frios ou pães, sendo uma pessoa jurídica composta pelo dono e mais 2 funcionários. A Padaria Pão do Dia afim de realizar controle de movimentação como compra/venda e para ficar tudo automatizado, é necessário um sistema para realizá-lo.</text:span><text:span text:style-name="T306"/></text:p>
      <text:p text:style-name="P45"><text:span text:style-name="T307">Objetivo do sistema</text:span></text:p>
      <text:p text:style-name="P46"><text:span text:style-name="T308">Padaria Pão do Dia é um sistema desenvolvido para a gestão de uma panificadora. Nele você poderá tratar de tudo, como: clientes, fornecedores, funcionários, produtos, estoque, entre outros</text:span><text:span text:style-name="T309">.</text:span><text:span text:style-name="T310"/></text:p>
      <text:p text:style-name="P47"><text:span text:style-name="T311">Convenções, termos e abreviações</text:span></text:p>
      <text:p text:style-name="P48"><text:span text:style-name="T312">A correta interpretação deste documento exige o conhecimento de algumas convenções, termos específicos e abreviações, que são descritos a seguir.</text:span></text:p>
      <text:p text:style-name="P49"><text:span text:style-name="T313">Identificação dos casos de uso </text:span></text:p>
      <text:p text:style-name="P50"><text:span text:style-name="T314">Os casos de uso devem ser identificados com um identificador único. A numeração inicia com o identificador [UC01] e prossegue sendo incrementada à medida que forem surgindo novos casos de uso.</text:span></text:p>
      <text:p text:style-name="P50"><text:span text:style-name="T314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span></text:p>
      <text:p text:style-name="P50"><text:span text:style-name="T314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<text:s/></text:span><text:span text:style-name="T315">Informações</text:span><text:span text:style-name="T316"><text:s/></text:span><text:span text:style-name="T317">Avançadas</text:span><text:span text:style-name="T318"><text:s/>durante seu cadastro, conforme descrito no fluxo alternativo [UC01].[FA02]”.</text:span></text:p>
      <text:p text:style-name="P51"><text:span text:style-name="T319">Prioridades dos casos de uso</text:span></text:p>
      <text:p text:style-name="P52"><text:span text:style-name="T320">A prioridade de cada caso de uso, informada nas seções 3 e 4, pode ser classificada como “essencial”, “importante” e “desejável”, de acordo com a descrição abaixo:</text:span></text:p>
      <text:list text:style-name="L53">
        <text:list-item>
          <text:p text:style-name="P53"><text:span text:style-name="T320">Um caso de uso<text:s/></text:span><text:span text:style-name="T321">essencial</text:span><text:span text:style-name="T322">, se não for atendido, impede que a aplicação entre em funcionamento. Casos de uso essenciais são imprescindíveis, isto é, têm de ser implementados impreterivelmente.</text:span></text:p>
        </text:list-item>
        <text:list-item>
          <text:p text:style-name="P53"><text:span text:style-name="T322">Se um caso de uso<text:s/></text:span><text:span text:style-name="T323">importante</text:span><text:span text:style-name="T324"><text:s/>não for atendido, a aplicação pode até entrar em funcionamento, mas de forma não-satisfatória. Casos de uso importantes deveriam ser implementados, mas, se não forem, não impedirão a implantação e utilização da aplicação.</text:span></text:p>
        </text:list-item>
        <text:list-item>
          <text:p text:style-name="P53"><text:span text:style-name="T324">Um caso de<text:s/></text:span><text:span text:style-name="T325">desejável</text:span><text:span text:style-name="T326">, por fim, é aquele cuja ausência de implementação não compromete a operacionalização da aplicação, isto é, a aplicação pode funcionar de forma satisfatória mesmo sem sua implementação. Esses casos de uso podem ser deixados para versões posteriores da solução, caso não haja tempo hábil para implementá-los na versão que está sendo especificada.</text:span></text:p>
        </text:list-item>
      </text:list>
      <text:p text:style-name="P54"><text:span text:style-name="T327">Lista de Requisitos </text:span></text:p>
      <text:p text:style-name="P55"><text:span text:style-name="T328">Abaixo encontra-se a lista de requisitos do projeto.</text:span></text:p>
      <text:p text:style-name="P56"><text:span text:style-name="T329"><text:tab/></text:span><text:span text:style-name="T330">01RF: O sistema deve gerenciar funcionários. &lt;CRUD&gt;</text:span></text:p>
      <text:p text:style-name="P56"><text:span text:style-name="T330"><text:tab/>02RF: O sistema deve gerenciar categoria de produtos. &lt;CRUD&gt;<text:tab/></text:span></text:p>
      <text:p text:style-name="P56"><text:span text:style-name="T330"><text:tab/>03RF: O sistema deve gerenciar produtos. &lt;CRUD&gt;</text:span></text:p>
      <text:p text:style-name="P56"><text:span text:style-name="T330"><text:tab/>04RF: O sistema deve realizar compra de produtos.</text:span></text:p>
      <text:p text:style-name="P56"><text:span text:style-name="T330"><text:tab/>05RF: O sistema deve gerenciar as compras/vendas.</text:span></text:p>
      <text:p text:style-name="P56"><text:span text:style-name="T330"><text:tab/>06RF: O sistema deve emitir relatório de venda dos produtos.&lt;REP&gt;</text:span></text:p>
      <text:p text:style-name="P56"><text:span text:style-name="T330"><text:tab/>07RF: O sistema deve emitir relatório de vendas. &lt;REP&gt;<text:tab/></text:span></text:p>
      <text:p text:style-name="P56"><text:span text:style-name="T330"><text:tab/></text:span><text:span text:style-name="T331">08RF</text:span><text:span text:style-name="T332"><text:s/>:</text:span><text:span text:style-name="T333"><text:s/>O sistema deve emitir relatórios de fornecedores &lt;REP&gt;</text:span><text:span text:style-name="T334"/></text:p>
      <text:p text:style-name="P56"><text:span text:style-name="T335"><text:tab/>09RF: O sistema deve gerenciar compras de produtos dos fornecedores. &lt;CRUD&gt;<text:s/></text:span><text:span text:style-name="T336"/></text:p>
      <text:p text:style-name="P57"><text:span text:style-name="T337"><text:tab/></text:span></text:p>
      <text:p text:style-name="P58"><text:span text:style-name="T338">Atores</text:span></text:p>
      <text:p text:style-name="P59"><text:span text:style-name="T339">A tabela abaixo descreve brevemente cada ator da aplicação.</text:span></text:p>
      <text:p text:style-name="P60"><text:span text:style-name="T340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62"><text:span text:style-name="T341">Ator</text:span><text:span text:style-name="T342"/></text:p>
          </table:table-cell>
          <table:table-cell table:style-name="TableCell020001">
            <text:p text:style-name="P62"><text:span text:style-name="T343">Descrição</text:span><text:span text:style-name="T344"/></text:p>
          </table:table-cell>
        </table:table-row>
        <table:table-row table:style-name="TableRow0201">
          <table:table-cell table:style-name="TableCell020100">
            <text:p text:style-name="P65"><text:span text:style-name="T344"/></text:p>
            <text:p text:style-name="P65"><text:span text:style-name="T344"/></text:p>
            <text:p text:style-name="P65"><text:span text:style-name="T345">Gerente</text:span><text:span text:style-name="T346"/></text:p>
            <text:p text:style-name="P65"><text:span text:style-name="T346"/></text:p>
            <text:p text:style-name="P65"><text:span text:style-name="T346"/></text:p>
          </table:table-cell>
          <table:table-cell table:style-name="TableCell020101">
            <text:p text:style-name="P65"><text:span text:style-name="T347">&lt;O gerente representa no sistema o usuário com maior nível hierárquico da empresa (e é uma generalização do ator Funcionário), o/os usuário(s) que tem acesso a todas as funcionalidades da empresa. &gt;</text:span><text:span text:style-name="T348"/></text:p>
          </table:table-cell>
        </table:table-row>
        <table:table-row table:style-name="TableRow0202">
          <table:table-cell table:style-name="TableCell020200">
            <text:p text:style-name="P68"><text:span text:style-name="T349">Funcionário</text:span></text:p>
          </table:table-cell>
          <table:table-cell table:style-name="TableCell020201">
            <text:p text:style-name="P68"><text:span text:style-name="T350">&lt;O funcionário representa no sistema o usuário com acesso as funcionalidades básicas do sistema. &gt;</text:span><text:span text:style-name="T351"/></text:p>
          </table:table-cell>
        </table:table-row>
        <table:table-row table:style-name="TableRow0203">
          <table:table-cell table:style-name="TableCell020300">
            <text:p text:style-name="P71"><text:span text:style-name="T352"/></text:p>
          </table:table-cell>
          <table:table-cell table:style-name="TableCell020301">
            <text:p text:style-name="P71"><text:span text:style-name="T352"/></text:p>
          </table:table-cell>
        </table:table-row>
      </table:table>
      <text:p text:style-name="P73"><text:span text:style-name="T353">Casos de Uso</text:span></text:p>
      <text:p text:style-name="P74"><text:span text:style-name="T354"/></text:p>
      <text:p text:style-name="P75"><text:span text:style-name="T355">Segundo o livro de UML, o diagrama de casos de uso tem como<text:s text:c="2"/>objetivo auxiliar a comunicação entre os analistas e o cliente.</text:span></text:p>
      <text:p text:style-name="P76"><text:span text:style-name="T356">Um diagrama de Caso de Uso descreve um cenário que mostra as funcionalidades do sistema do ponto de vista do usuário. O cliente deve ver no diagrama de Casos de Uso as principais funcionalidades de seu sistema. </text:span></text:p>
      <text:p text:style-name="P77"><text:span text:style-name="T357">Diagrama de Caso de Uso<text:s text:c="2"/>- &lt;&lt; Padaria Pão Do Dia&gt;&gt;</text:span><text:span text:style-name="T358"/></text:p>
      <text:p text:style-name="P78"><text:span text:style-name="T359">Essa seção apresenta todos os requisitos funcionais da aplicação, especificados como casos de uso.<text:s/></text:span><text:span text:style-name="T360"/></text:p>
      <text:p text:style-name="P79"><draw:frame text:anchor-type="as-char" svg:width="146.58mm" svg:height="95.51mm" style:rel-width="scale" style:rel-height="scale"><draw:object-ole xlink:href="OleObj1"/><draw:image xlink:href="ObjectReplacements/OleObj1"/></draw:frame><text:span text:style-name="T361"><text:s/></text:span></text:p>
      <text:p text:style-name="P80"><text:span text:style-name="T362">[UC01]</text:span><text:span text:style-name="T363"><text:s/></text:span><text:span text:style-name="T364">Gerenciar funcionários</text:span><text:span text:style-name="T365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>
            <text:p text:style-name="P82"><text:span text:style-name="T367">Prioridade:<text:s/></text:span><text:span text:style-name="T368"/></text:p>
          </table:table-cell>
          <table:table-cell table:style-name="TableCell030001">
            <text:p text:style-name="P83"><text:span text:style-name="T369">X</text:span><text:span text:style-name="T370"/></text:p>
          </table:table-cell>
          <table:table-cell table:style-name="TableCell030002">
            <text:p text:style-name="P84"><text:span text:style-name="T371">Essencial</text:span><text:span text:style-name="T372"/></text:p>
          </table:table-cell>
          <table:table-cell table:style-name="TableCell030003">
            <text:p text:style-name="P84"><text:span text:style-name="T372"/></text:p>
          </table:table-cell>
          <table:table-cell table:style-name="TableCell030004">
            <text:p text:style-name="P84"><text:span text:style-name="T373">Importante</text:span><text:span text:style-name="T374"/></text:p>
          </table:table-cell>
          <table:table-cell table:style-name="TableCell030005">
            <text:p text:style-name="P84"><text:span text:style-name="T374"/></text:p>
          </table:table-cell>
          <table:table-cell table:style-name="TableCell030006">
            <text:p text:style-name="P84"><text:span text:style-name="T375">Desejável</text:span><text:span text:style-name="T376"/></text:p>
          </table:table-cell>
        </table:table-row>
        <table:table-row table:style-name="TableRow0301">
          <table:table-cell table:style-name="TableCell030100">
            <text:p text:style-name="P87"><text:span text:style-name="T377">Ator(es):</text:span><text:span text:style-name="T378"/></text:p>
          </table:table-cell>
          <table:table-cell table:style-name="TableCell030101" table:number-columns-spanned="6">
            <text:p text:style-name="P87"><text:span text:style-name="T379">Gerente</text:span><text:span text:style-name="T380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9"><text:span text:style-name="T380"/></text:p>
      <text:p text:style-name="P89"><text:span text:style-name="T381">Descrição:<text:s/></text:span><text:span text:style-name="T382">Gerenciamento e controle dos funcionários no banco de dados do sistema.</text:span><text:span text:style-name="T383"/></text:p>
      <text:p text:style-name="P89"><text:span text:style-name="T384">Pré-condições:<text:s/></text:span><text:span text:style-name="T385">Somente o gerente tem poder de contratar ou demitir funcionários.</text:span><text:span text:style-name="T386"/></text:p>
      <text:p text:style-name="P89"><text:span text:style-name="T387">Pós-condições:<text:s/></text:span><text:span text:style-name="T388">Controle de funcionários efetuado na página de controle do gerente.</text:span><text:span text:style-name="T389"/></text:p>
      <text:p text:style-name="P89"><text:span text:style-name="T390"/></text:p>
      <text:p text:style-name="P89"><text:span text:style-name="T391">Fluxo principal</text:span></text:p>
      <text:p text:style-name="P90"><text:span text:style-name="T392">&lt;Descreva, passo a passo, o que os atores e a aplicação faz neste caso de uso. Também deverão ser descritas as regras de negócio específicas para este caso de uso, quando houver. Quando este caso de uso incluir outro, utilize a palavra<text:s/></text:span><text:span text:style-name="T393">&lt;&lt;Include&gt;&gt;.</text:span><text:span text:style-name="T394"><text:s/>Para estender, deve-se utilizar a palavra<text:s/></text:span><text:span text:style-name="T395">&lt;&lt;Extend&gt;&gt;.</text:span><text:span text:style-name="T396"><text:s/>Um determinado passo pode, em determinada condição, fazer referência a um fluxo alternativo ou de erro.&gt;</text:span></text:p>
      <text:list text:style-name="L91">
        <text:list-item>
          <text:p text:style-name="P91"><text:span text:style-name="T397">fshdjfhksdaj fskdahfksdfhksdfsasa [UC006] &lt;&lt;extend&gt;&gt;</text:span></text:p>
        </text:list-item>
        <text:list-item>
          <text:p text:style-name="P91"><text:span text:style-name="T397">fjsdhfsfkfsda [FA001] </text:span></text:p>
        </text:list-item>
        <text:list-item>
          <text:p text:style-name="P91"><text:span text:style-name="T397">djfhfakshffsa [FE001]</text:span></text:p>
        </text:list-item>
      </text:list>
      <text:p text:style-name="P92"><text:span text:style-name="T398">&lt;Opcionalmente, podem ser apresentados esboços das telas da aplicação que forem necessários ou convenientes para o esclarecimento do caso de uso.</text:span><text:span text:style-name="T399"><text:s/></text:span><text:span text:style-name="T400">Se você utilizar esboços de telas, use legendas (com nomes e/ou números) para identificar cada tela. Ao descrever os fluxos de eventos dos casos de uso, esses identificadores de telas podem ser referenciados.&gt;</text:span></text:p>
      <text:p text:style-name="P93"><text:span text:style-name="T401"/></text:p>
      <text:p text:style-name="P94"><text:span text:style-name="T402">Fluxos alternativos</text:span></text:p>
      <text:p text:style-name="P95"><text:span text:style-name="T402">[FA 001]</text:span></text:p>
      <text:p text:style-name="P96"><text:span text:style-name="T403">&lt;Descreva cada fluxo alternativo possível para este caso de uso, detalhando os passos a serem seguidos. Um fluxo alternativo modela uma seqüência que foge ao fluxo principal, descrito mais acima, mas que não é um erro.&gt;</text:span></text:p>
      <text:list text:style-name="L97">
        <text:list-item>
          <text:p text:style-name="P97"><text:span text:style-name="T404">fsdalfsafsa</text:span></text:p>
        </text:list-item>
        <text:list-item>
          <text:p text:style-name="P97"><text:span text:style-name="T404">fsdafsfsa</text:span></text:p>
        </text:list-item>
      </text:list>
      <text:p text:style-name="P98"><text:span text:style-name="T405"/></text:p>
      <text:p text:style-name="P99"><text:span text:style-name="T405"/></text:p>
      <text:p text:style-name="P99"><text:span text:style-name="T405"/></text:p>
      <text:p text:style-name="P100"><text:span text:style-name="T406">Fluxos de erro</text:span></text:p>
      <text:p text:style-name="P101"><text:span text:style-name="T406">[FE 001]</text:span></text:p>
      <text:p text:style-name="P102"><text:span text:style-name="T407">&lt;Descreva os passos a serem seguidos para cada situação de erro identificada para este caso de uso. Erros podem envolver falha na comunicação via rede, entrada de dados inválidos, etc.&gt;</text:span></text:p>
      <text:p text:style-name="P102"><text:span text:style-name="T407"/></text:p>
      <text:p text:style-name="P103"><text:span text:style-name="T408">[UC01]</text:span><text:span text:style-name="T409"><text:s/></text:span><text:span text:style-name="T410">Gerenciar funcionários</text:span><text:span text:style-name="T411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column table:style-name="TableColumn0405"/>
        <table:table-column table:style-name="TableColumn0406"/>
        <table:table-row table:style-name="TableRow0400">
          <table:table-cell table:style-name="TableCell040000">
            <text:p text:style-name="P105"><text:span text:style-name="T412">Prioridade:<text:s/></text:span><text:span text:style-name="T413"/></text:p>
          </table:table-cell>
          <table:table-cell table:style-name="TableCell040001">
            <text:p text:style-name="P106"><text:span text:style-name="T414">X</text:span><text:span text:style-name="T415"/></text:p>
          </table:table-cell>
          <table:table-cell table:style-name="TableCell040002">
            <text:p text:style-name="P107"><text:span text:style-name="T416">Essencial</text:span><text:span text:style-name="T417"/></text:p>
          </table:table-cell>
          <table:table-cell table:style-name="TableCell040003">
            <text:p text:style-name="P107"><text:span text:style-name="T417"/></text:p>
          </table:table-cell>
          <table:table-cell table:style-name="TableCell040004">
            <text:p text:style-name="P107"><text:span text:style-name="T418">Importante</text:span><text:span text:style-name="T419"/></text:p>
          </table:table-cell>
          <table:table-cell table:style-name="TableCell040005">
            <text:p text:style-name="P107"><text:span text:style-name="T419"/></text:p>
          </table:table-cell>
          <table:table-cell table:style-name="TableCell040006">
            <text:p text:style-name="P107"><text:span text:style-name="T420">Desejável</text:span><text:span text:style-name="T421"/></text:p>
          </table:table-cell>
        </table:table-row>
        <table:table-row table:style-name="TableRow0401">
          <table:table-cell table:style-name="TableCell040100">
            <text:p text:style-name="P110"><text:span text:style-name="T422">Ator(es):</text:span><text:span text:style-name="T423"/></text:p>
          </table:table-cell>
          <table:table-cell table:style-name="TableCell040101" table:number-columns-spanned="6">
            <text:p text:style-name="P110"><text:span text:style-name="T424">Gerente</text:span><text:span text:style-name="T425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2"><text:span text:style-name="T426"/></text:p>
      <text:p text:style-name="P113"><text:span text:style-name="T427"/></text:p>
      <text:p text:style-name="P114"><text:span text:style-name="T428">Análise textual.</text:span></text:p>
      <text:p text:style-name="P115"><text:span text:style-name="T429">&lt;&lt;colocar uma referência bibliográfica explicando o que é uma análise textual. Sucinta. Máximo 150 palavras&gt;&gt;</text:span></text:p>
      <text:p text:style-name="P115"><text:span text:style-name="T430">Apresente a análise textual. Esta tabela o ajudará no diagrama de classes.</text:span></text:p>
      <text:p text:style-name="P115"><text:span text:style-name="T431">A tabela abaixo descreve quais<text:s text:c="2"/>cada ator da aplicação.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row table:style-name="TableRow0500">
          <table:table-cell table:style-name="TableCell050000">
            <text:p text:style-name="P117"><text:span text:style-name="T433">Identificador</text:span></text:p>
            <text:p text:style-name="P117"><text:span text:style-name="T433"><text:s/>do Caso de Uso</text:span><text:span text:style-name="T434"/></text:p>
          </table:table-cell>
          <table:table-cell table:style-name="TableCell050001">
            <text:p text:style-name="P117"><text:span text:style-name="T435">Substantivos encontrados</text:span><text:span text:style-name="T436"/></text:p>
          </table:table-cell>
          <table:table-cell table:style-name="TableCell050002">
            <text:p text:style-name="P117"><text:span text:style-name="T437">Verbos Encontrados</text:span><text:span text:style-name="T438"/></text:p>
          </table:table-cell>
        </table:table-row>
        <table:table-row table:style-name="TableRow0501">
          <table:table-cell table:style-name="TableCell050100">
            <text:p text:style-name="P120"><text:span text:style-name="T439">&lt;Indique o código do caso de uso&gt;</text:span><text:span text:style-name="T440"/></text:p>
          </table:table-cell>
          <table:table-cell table:style-name="TableCell050101">
            <text:p text:style-name="P120"><text:span text:style-name="T441">&lt;coloque os substantivos encontrados no caso de uso, separe-os por vírgula&gt;</text:span><text:span text:style-name="T442"/></text:p>
          </table:table-cell>
          <table:table-cell table:style-name="TableCell050102">
            <text:p text:style-name="P120"><text:span text:style-name="T443">&lt;coloque os verbos<text:s text:c="2"/>encontrados no caso de uso, separe-os por vírgula&gt;</text:span><text:span text:style-name="T444"/></text:p>
          </table:table-cell>
        </table:table-row>
        <table:table-row table:style-name="TableRow0502">
          <table:table-cell table:style-name="TableCell050200">
            <text:p text:style-name="P122"><text:span text:style-name="T444"/></text:p>
          </table:table-cell>
          <table:table-cell table:style-name="TableCell050201">
            <text:p text:style-name="P122"><text:span text:style-name="T444"/></text:p>
          </table:table-cell>
          <table:table-cell table:style-name="TableCell050202">
            <text:p text:style-name="P122"><text:span text:style-name="T444"/></text:p>
          </table:table-cell>
        </table:table-row>
        <table:table-row table:style-name="TableRow0503">
          <table:table-cell table:style-name="TableCell050300">
            <text:p text:style-name="P124"><text:span text:style-name="T444"/></text:p>
          </table:table-cell>
          <table:table-cell table:style-name="TableCell050301">
            <text:p text:style-name="P124"><text:span text:style-name="T444"/></text:p>
          </table:table-cell>
          <table:table-cell table:style-name="TableCell050302">
            <text:p text:style-name="P124"><text:span text:style-name="T444"/></text:p>
          </table:table-cell>
        </table:table-row>
      </table:table>
      <text:p text:style-name="P126"><text:span text:style-name="T444"/></text:p>
      <text:p text:style-name="P127"><text:span text:style-name="T445">Pacotes</text:span></text:p>
      <text:p text:style-name="P128"><text:span text:style-name="T446">&lt;&lt;colocar uma referência bibliográfica explicando o que é um diagrama de pacotes. Sucinta. Máximo 150 palavras&gt;&gt;</text:span></text:p>
      <text:p text:style-name="P129"><text:span text:style-name="T447">&lt;Não deixe de apresentar a explicação do que cada pacote contém, deixando claro quais pacotes oferecem quais serviços. Não se esqueça de verificar as dependências após o diagrama de classe estar concluído.&gt;</text:span></text:p>
      <text:p text:style-name="P130"><text:span text:style-name="T448">Diagrama de Pacote - &lt;&lt;nome do projeto&gt;&gt;</text:span></text:p>
      <text:p text:style-name="P131"><text:span text:style-name="T449">Nesta seção, será apresentado o diagrama de pacotes da aplicação. Esta visão em pacotes pretende apresentar somente uma separação “lógica” dos serviços da aplicação, no esforço de obter o máximo de reuso e flexibilidade de cada serviço. Não será apresentada uma visão arquitetural em camadas da aplicação.</text:span></text:p>
      <text:p text:style-name="P132"><text:span text:style-name="T450">&lt;Adicionar o diagrama de pacotes (figura) completo da aplicação&gt;</text:span></text:p>
      <text:p text:style-name="P133"><text:span text:style-name="T451">&lt;Repetir a estrutura para cada pacote.&gt;</text:span><text:span text:style-name="T452"><text:s/></text:span></text:p>
      <text:p text:style-name="P134"><text:span text:style-name="T453">&lt;Nome do Pacote 1&gt;</text:span></text:p>
      <text:p text:style-name="P135"><text:span text:style-name="T454">&lt;Descrição dos serviços deste pacote. - Ex: Este pacote oferece os serviços de controle e gerenciamento das informações dos clientes. É possível incluir, alterar, excluir e consultar clientes. As consultas podem ser realizadas por CPF e/ou parte do nome. Além disto o usuário poderá consultar os clientes por data de nascimento e enviar uma mensagem de aniversário.&gt;</text:span></text:p>
      <text:p text:style-name="P136"><text:span text:style-name="T455">Classes</text:span></text:p>
      <text:p text:style-name="P137"><text:span text:style-name="T456">&lt;&lt;colocar uma referência bibliográfica explicando o que é um diagrama de classes. Sucinta. Máximo 150 palavras&gt;&gt;</text:span></text:p>
      <text:p text:style-name="P138"><text:span text:style-name="T457">&lt;Não esqueça de aplicar os princípios de um grande software. Prime por um projeto de classes flexível e muito bem encapsulado. Que garanta a facilidade de manutenção e reuso das classes, podendo atender a novos requisitos do cliente sem muitos “traumas!”. Lembre-se de manter seu projeto o mais coeso possível, deixando a aplicação “livremente unida”.&gt;</text:span></text:p>
      <text:p text:style-name="P139"><text:span text:style-name="T458">Diagrama de Classes - &lt;&lt;nome do projeto&gt;&gt;</text:span></text:p>
      <text:p text:style-name="P140"><text:span text:style-name="T459">Nesta seção, será apresentado o diagrama de classes da aplicação. A visão escolhida para o diagrama de classes é focada na persistência dos objetos, primando por um projeto flexível e de fácil extensão/manutenção. </text:span></text:p>
      <text:p text:style-name="P140"><text:span text:style-name="T460">&lt;Adicionar o diagrama de classes (figura) completo da aplicação&gt;</text:span></text:p>
      <text:p text:style-name="P141"><text:span text:style-name="T461">&lt;Não esqueça de pintar as classes utilizando cores que identificação a separação de pacotes. Ex: Todas das classes do pacote Cliente devem estar pintadas de azul. Todas as classes do pacote Produto devem estar de vermelho. Cuidado para as cores não atrapalharem a visibilidade do projeto na impressão do documento. NÂO ESQUEÇA DA LEGENDA!&gt;</text:span></text:p>
      <text:p text:style-name="P142"><text:span text:style-name="T462"/></text:p>
      <text:p text:style-name="P143"><text:span text:style-name="T463">Sequência</text:span></text:p>
      <text:p text:style-name="P144"><text:span text:style-name="T464">&lt;&lt;colocar uma referência bibliográfica explicando o que é um diagrama de seqüência. Sucinta. Máximo 150 palavras&gt;&gt;</text:span></text:p>
      <text:p text:style-name="P144"><text:span text:style-name="T465"/></text:p>
      <text:p text:style-name="P145"><text:span text:style-name="T466">&lt;Repetir a estrutura para cada diagrama de sequência. Lembrando que cada operação do CRUD possui um diagrama diferente.&gt;</text:span><text:span text:style-name="T467"><text:s/></text:span></text:p>
      <text:p text:style-name="P146"><text:span text:style-name="T468">Diagrama de Sequência - &lt;&lt;código do caso de uso&gt;&gt;</text:span></text:p>
      <text:p text:style-name="P147"><text:span text:style-name="T469">&lt;Adicionar o diagrama de seqüência (figura) de cada caso de uso&gt;</text:span></text:p>
      <text:p text:style-name="P147"><text:span text:style-name="T470"/></text:p>
      <text:p text:style-name="P148"><text:span text:style-name="T471">Decisões de projeto</text:span></text:p>
      <text:p text:style-name="P149"><text:span text:style-name="T472">&lt;Explicar pontos mais complexos do projeto justificando as tomadas de decisão. Ex: Porque foi utilizado Interface e não classe abstrata e/ou vice e versa. Explicar pontos onde foram utilizado polimorfismo/herança, princípio de divisão de responsabilidade (encapsular o que varia), pontos onde por ventura foi necessário utilizar MAP ou outra estrutura do Java collection Mostrar trechos específicos do diagrama de classes/código. Separar cada explicação do projeto em Subitens. 6.1, 6.2, 6.3, consecutivamente.)</text:span></text:p>
      <text:p text:style-name="P149"><text:span text:style-name="T473"/></text:p>
      <text:p text:style-name="P150"><text:span text:style-name="T474">Referências</text:span></text:p>
      <text:p text:style-name="P151"><text:span text:style-name="T475">Nesta seção, são apresentadas as referências utilizadas para a elaboração deste documento.</text:span></text:p>
      <text:p text:style-name="P151"><text:span text:style-name="T476">&lt;Pode-se adicionar referências para justificar ações durante o projeto. O mesmo pode ser utilizado para referenciar “inspirações” na tomada de decisão do projeto ou da aplicação de conceitos mencionados no projeto. Devem-se seguir as normas da ABNT para referenciar sites, documentos técnicos, livros, e-books, entre outros&gt;</text:span></text:p>
      <text:p text:style-name="P152"><text:span text:style-name="T477"/></text:p>
      <text:p text:style-name="P152"><text:span text:style-name="T477"/></text:p>
      <text:p text:style-name="P152"><text:span text:style-name="T477"/></text:p>
      <text:p text:style-name="P152"><text:span text:style-name="T478">ORIENTAÇÕES GERAIS</text:span></text:p>
      <text:list text:style-name="L153">
        <text:list-item>
          <text:p text:style-name="P153"><text:span text:style-name="T478">Não será aceita a citação do próprio material de aula como referência bibliográfica.</text:span></text:p>
        </text:list-item>
        <text:list-item>
          <text:p text:style-name="P153"><text:span text:style-name="T478">A formatação do documento é parte integrante da correção. Siga o formato indicado.</text:span></text:p>
        </text:list-item>
        <text:list-item>
          <text:p text:style-name="P153"><text:span text:style-name="T478">Você deverá entregar na data combinada em sala de aula os seguintes documentos: Este original no formato .doc, um documento na versão .pdf e um documento impresso. Todos devem estar FORMATADOS e LEGÍVEIS. </text:span></text:p>
        </text:list-item>
        <text:list-item>
          <text:p text:style-name="P153"><text:span text:style-name="T478">Deverá ser entregue as fontes dos diagramas na ferramenta de modelagem utilizada (com todos os diagramas criados), e as fontes do protótipo em linguagem Java.</text:span></text:p>
        </text:list-item>
        <text:list-item>
          <text:p text:style-name="P153"><text:span text:style-name="T478">Todas as versões impressas utilizadas nos marcos para correções deverão ser entregues no prazo previsto. Caso contrário a versão final NÃO SERÁ CORRIGIDA.</text:span></text:p>
        </text:list-item>
        <text:list-item>
          <text:p text:style-name="P153"><text:span text:style-name="T478">As tarefas deverão ser entregues no prazo combinado e disponibilizado via moodle. Cada tarefa atrasada será recebida, no entanto, com valor 50% menor ao valor correspondente da entrega.</text:span></text:p>
        </text:list-item>
        <text:list-item>
          <text:p text:style-name="P153"><text:span text:style-name="T478">O protótipo (utilizando linguagem Java) deverá ser igual aos exemplos discutidos em sala de aula. O programa inicial (Main), deverá inicializar os objetos nos vetores/matrizes/Map ou quaisquer outras estruturas de dados utilizadas para armazenar os objetos.</text:span></text:p>
        </text:list-item>
        <text:list-item>
          <text:p text:style-name="P153"><text:span text:style-name="T478">Você deverá apresentar ao menos uma classe “CRUD” funcionando. O que significa dizer que deverá permitir a inclusão, alteração, exclusão e TRÊS formas de consulta. </text:span></text:p>
        </text:list-item>
        <text:list-item>
          <text:p text:style-name="P153"><text:span text:style-name="T478">Você deverá programar um “simulador” da principal regra de negócio da sua aplicação funcionando. Lembre-se que normalmente o simulador exige que sejam “DELEGADAS” a execução dos serviços.<text:s text:c="2"/>Ex: De um controle de estoque como a aplicação do RICK, apresente o método de pesquisa no estoque e a lista de objetos encontrados. No simulador da porta para cachorros, o mecanismo funcionando; em um sistema de vendas, a venda confirmada e o carrinho de compras com a venda finalizada e a listagem de produtos; para uma locadora o empréstimo e a devolução do filme gerando ou não multa; e assim consecutivamente. &lt;&lt;As equipes que programarem a solução inteira terão um bônus de 1.0 pontos&gt;&gt;</text:span></text:p>
        </text:list-item>
        <text:list-item>
          <text:p text:style-name="P153"><text:span text:style-name="T478">Os diagramas de sequência devem ser feitos para cada um dos métodos com exceção de métodos GET e SET.</text:span></text:p>
        </text:list-item>
      </text:list>
      <text:p text:style-name="P154"><text:span text:style-name="T479"/></text:p>
      <text:p text:style-name="P154"><text:span text:style-name="T479"/></text:p>
      <text:p text:style-name="P154"><text:span text:style-name="T479"/></text:p>
      <text:p text:style-name="P154"><text:span text:style-name="T479"/></text:p>
      <text:p text:style-name="P155"><text:span text:style-name="T480">CRITÉRIOS DE CORREÇÃO</text:span></text:p>
      <text:p text:style-name="P155"><text:span text:style-name="T481"/></text:p>
      <text:p text:style-name="P156"><text:span text:style-name="T482">1.1<text:tab/>DESCRIÇÃO DO SISTEMA<text:tab/>0.05</text:span></text:p>
      <text:p text:style-name="P156"><text:span text:style-name="T482">1.2<text:tab/>OBJETIVO DO SISTEMA<text:tab/>0.10</text:span></text:p>
      <text:p text:style-name="P156"><text:span text:style-name="T482">1.3<text:tab/>SISTEMAS SIMILARES<text:tab/>0.10</text:span></text:p>
      <text:p text:style-name="P156"><text:span text:style-name="T482">1.4<text:tab/>CONVENÇÕES, TERMOS E ABREVIAÇÕES<text:tab/>0.0<text:s/></text:span><text:span text:style-name="T483">–</text:span><text:span text:style-name="T484"><text:s/>Foi determinado pelo professor</text:span></text:p>
      <text:p text:style-name="P156"><text:span text:style-name="T485">Total: 0.25</text:span></text:p>
      <text:p text:style-name="P156"><text:span text:style-name="T485">2.<text:tab/>ATORES<text:tab/> 0.25</text:span></text:p>
      <text:p text:style-name="P156"><text:span text:style-name="T486"><text:tab/>Listagem dos Requisitos 0.25</text:span></text:p>
      <text:p text:style-name="P156"><text:span text:style-name="T486"><text:tab/>Matriz de Rastreabilidade 0.75</text:span></text:p>
      <text:p text:style-name="P156"><text:span text:style-name="T487">Total: 0.25</text:span></text:p>
      <text:p text:style-name="P156"><text:span text:style-name="T488"/></text:p>
      <text:p text:style-name="P156"><text:span text:style-name="T489">3.<text:tab/>ATORES<text:tab/> 0.5</text:span></text:p>
      <text:p text:style-name="P156"><text:span text:style-name="T490"><text:tab/>Se estiver descrito corretamente. Os atores devem estar contemplados no diagrama de caso de uso e nas suas respectivas descrições</text:span></text:p>
      <text:p text:style-name="P156"><text:span text:style-name="T491">Total: 0.5</text:span></text:p>
      <text:p text:style-name="P156"><text:span text:style-name="T492"/></text:p>
      <text:p text:style-name="P156"><text:span text:style-name="T493">4.<text:tab/>CASOS DE USO<text:tab/></text:span></text:p>
      <text:p text:style-name="P156"><text:span text:style-name="T493">Diagrama de Caso de Uso - &lt;&lt;nome do projeto&gt;&gt;<text:tab/>1.0</text:span></text:p>
      <text:p text:style-name="P156"><text:span text:style-name="T494"><text:tab/>Se estiver correto e condizente com a descrição e objetivos do sistema.</text:span></text:p>
      <text:p text:style-name="P156"><text:span text:style-name="T495">[UC01] &lt;Incluir ao lado do identificador um nome para o caso de uso&gt;<text:tab/>1.0</text:span></text:p>
      <text:p text:style-name="P157"><text:span text:style-name="T496">A correção de todos os casos de uso com suas descrições.</text:span></text:p>
      <text:p text:style-name="P158"><text:span text:style-name="T497">4.1<text:tab/>ANÁLISE TEXTUAL.<text:tab/> 0.5</text:span></text:p>
      <text:p text:style-name="P158"><text:span text:style-name="T497">Total: 2.5</text:span></text:p>
      <text:p text:style-name="P158"><text:span text:style-name="T498"/></text:p>
      <text:p text:style-name="P158"><text:span text:style-name="T499">5.<text:tab/>PACOTES<text:tab/></text:span></text:p>
      <text:p text:style-name="P158"><text:span text:style-name="T499">Diagrama de Pacote - &lt;&lt;nome do projeto&gt;&gt;<text:tab/>0.5</text:span></text:p>
      <text:p text:style-name="P158"><text:span text:style-name="T500"><text:tab/>Se estiver correto e condizente com a descrição e objetivos do sistema. A correção compreende também a descrição dos serviços dos pacotes de forma correta.</text:span></text:p>
      <text:p text:style-name="P158"><text:span text:style-name="T501">Total: 0.5</text:span></text:p>
      <text:p text:style-name="P158"><text:span text:style-name="T502"/></text:p>
      <text:p text:style-name="P158"><text:span text:style-name="T503">6.<text:tab/>CLASSES<text:tab/>2.0</text:span></text:p>
      <text:p text:style-name="P158"><text:span text:style-name="T504"><text:tab/>Se estiver correto e condizente com os casos de uso e com os pacotes. </text:span></text:p>
      <text:p text:style-name="P158"><text:span text:style-name="T505">Total: 2.0</text:span></text:p>
      <text:p text:style-name="P158"><text:span text:style-name="T506"/></text:p>
      <text:p text:style-name="P158"><text:span text:style-name="T507">7.<text:tab/>SEQÜÊNCIA<text:s text:c="5"/>1.0</text:span></text:p>
      <text:p text:style-name="P158"><text:span text:style-name="T508"><text:tab/>Se estiver correto e condizente com a descrição dos casos de uso. </text:span></text:p>
      <text:p text:style-name="P158"><text:span text:style-name="T509">Total: 1.0</text:span></text:p>
      <text:p text:style-name="P158"><text:span text:style-name="T510"/></text:p>
      <text:p text:style-name="P158"><text:span text:style-name="T511">7.<text:tab/>DECISÕES DE PROJETO<text:tab/>0.5</text:span></text:p>
      <text:p text:style-name="P159"><text:span text:style-name="T512">Se estiver bem explicado, fundamentado (recomenda-se utilizar alguma referência bibliográfica), com parte do diagrama de classe e código correspondente para cada explicação.</text:span></text:p>
      <text:p text:style-name="P160"><text:span text:style-name="T513">Total: 0.5</text:span></text:p>
      <text:p text:style-name="P160"><text:span text:style-name="T514"/></text:p>
      <text:p text:style-name="P160"><text:span text:style-name="T515">8.<text:s text:c="8"/>Protótipo das Interfaces do Sistema 1.0</text:span></text:p>
      <text:p text:style-name="P161"><text:span text:style-name="T516">Se forem criados os protótipos e indicada a navegação entre as telas com explicações necessárias.</text:span></text:p>
      <text:p text:style-name="P162"><text:span text:style-name="T517">Total: 1.0</text:span></text:p>
      <text:p text:style-name="P163"><text:span text:style-name="T518"/></text:p>
      <text:p text:style-name="P164"><text:span text:style-name="T519">9.<text:s text:c="8"/>Implementação de um protótipo em Java 1.5</text:span></text:p>
      <text:p text:style-name="P164"><text:span text:style-name="T520"><text:tab/>Implementação de código correspondente aos diagramas especificados. Código pode ser<text:s text:c="2"/>similar aos estudos de caso vistos em sala de aula.</text:span></text:p>
      <text:p text:style-name="P164"><text:span text:style-name="T521">Total: 1.5</text:span></text:p>
      <text:p text:style-name="P165"><text:span text:style-name="T522"/></text:p>
      <text:p text:style-name="P166"><text:span text:style-name="T523">10.<text:tab/>REFERÊNCIAS 0.0</text:span></text:p>
      <text:p text:style-name="P166"><text:span text:style-name="T524"><text:tab/>PERDERÁ 1.0 a equipe que não apresentar as explicações sucintas mencionadas antes de cada diagrama, bem como as referencias bibliográficas utilizadas no trabalho.</text:span></text:p>
      <text:p text:style-name="P166"><text:span text:style-name="T525"/></text:p>
      <text:p text:style-name="P166"><text:span text:style-name="T525"/></text:p>
      <text:p text:style-name="P166"><text:span text:style-name="T525"/></text:p>
      <text:p text:style-name="P167"><text:span text:style-name="T526">SE HOUVER INDÍCIO DE QUE O TRABALHO FOI COPIADO, em quaisquer de suas partes, SEU VALOR SERÁ CONSIDERADO 0.0 para efeitos de cálculo de média final. JUSTIFIQUE E REFERENCIE qualquer decisão tomada. Discuta com os colegas, mas faça o seu trabalho.</text:span></text:p>
      <text:p text:style-name="P168"><text:span text:style-name="T5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